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4ff" officeooo:paragraph-rsid="0014a4ff"/>
    </style:style>
    <style:style style:name="P2" style:family="paragraph" style:parent-style-name="Standard">
      <style:text-properties fo:font-weight="bold" officeooo:rsid="0014a4ff" officeooo:paragraph-rsid="0014a4ff" style:font-weight-asian="bold" style:font-weight-complex="bold"/>
    </style:style>
    <style:style style:name="P3" style:family="paragraph" style:parent-style-name="Standard">
      <style:text-properties fo:font-size="20pt" fo:font-weight="bold" officeooo:rsid="0014a4ff" officeooo:paragraph-rsid="0014a4ff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68e6f" officeooo:paragraph-rsid="00168e6f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7b0a" officeooo:paragraph-rsid="00187b0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a481a" officeooo:paragraph-rsid="001a481a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c055c" officeooo:paragraph-rsid="001c055c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e9ac3" officeooo:paragraph-rsid="001e9ac3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2043dc" officeooo:paragraph-rsid="002043dc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14a4ff" officeooo:paragraph-rsid="0014a4ff" style:font-size-asian="17.5pt" style:font-weight-asian="bold" style:font-size-complex="20pt" style:font-weight-complex="bold"/>
    </style:style>
    <style:style style:name="P11" style:family="paragraph" style:parent-style-name="Standard">
      <style:text-properties fo:font-size="12pt" fo:font-weight="bold" officeooo:rsid="001e9ac3" officeooo:paragraph-rsid="001e9ac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4a4ff" officeooo:paragraph-rsid="0014a4f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68e6f" officeooo:paragraph-rsid="0014a4f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8e6f" officeooo:paragraph-rsid="00168e6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87b0a" officeooo:paragraph-rsid="00187b0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481a" officeooo:paragraph-rsid="001a481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c055c" officeooo:paragraph-rsid="001a481a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c055c" officeooo:paragraph-rsid="001c055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d7b97" officeooo:paragraph-rsid="001d7b9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e4893" officeooo:paragraph-rsid="001e4893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e9ac3" officeooo:paragraph-rsid="001e9ac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043dc" officeooo:paragraph-rsid="002043d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40pt" fo:font-weight="bold" officeooo:rsid="001e9ac3" officeooo:paragraph-rsid="001e9ac3" style:font-size-asian="40pt" style:font-weight-asian="bold" style:font-size-complex="40pt" style:font-weight-complex="bold"/>
    </style:style>
    <style:style style:name="P24" style:family="paragraph" style:parent-style-name="Standard">
      <style:text-properties officeooo:rsid="002043dc" officeooo:paragraph-rsid="002043dc"/>
    </style:style>
    <style:style style:name="P25" style:family="paragraph" style:parent-style-name="Standard">
      <style:text-properties fo:font-size="20pt" fo:font-weight="bold" officeooo:rsid="0014a4ff" officeooo:paragraph-rsid="0014a4ff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20pt" style:text-underline-style="none" fo:font-weight="bold" officeooo:rsid="0014a4ff" officeooo:paragraph-rsid="0014a4ff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12pt" fo:font-weight="normal" officeooo:rsid="001e9ac3" officeooo:paragraph-rsid="001e9ac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0a1e4" officeooo:paragraph-rsid="0020a1e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40pt" style:text-underline-style="solid" style:text-underline-width="auto" style:text-underline-color="font-color" fo:font-weight="bold" officeooo:rsid="0020a1e4" officeooo:paragraph-rsid="0020a1e4" style:font-size-asian="40pt" style:font-weight-asian="bold" style:font-size-complex="4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0a1e4" officeooo:paragraph-rsid="0020a1e4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808080" fo:font-size="25pt" style:text-underline-style="none" fo:font-weight="bold" officeooo:rsid="0020a1e4" officeooo:paragraph-rsid="0020a1e4" style:font-size-asian="25pt" style:font-weight-asian="bold" style:font-size-complex="25pt" style:font-weight-complex="bold"/>
    </style:style>
    <style:style style:name="P32" style:family="paragraph" style:parent-style-name="Standard">
      <style:paragraph-properties fo:break-before="page"/>
      <style:text-properties fo:font-size="40pt" style:text-underline-style="solid" style:text-underline-width="auto" style:text-underline-color="font-color" fo:font-weight="bold" officeooo:rsid="0014a4ff" officeooo:paragraph-rsid="0014a4ff" style:font-size-asian="40pt" style:font-weight-asian="bold" style:font-size-complex="40pt" style:font-weight-complex="bold"/>
    </style:style>
    <style:style style:name="T1" style:family="text">
      <style:text-properties officeooo:rsid="002043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Especificació</text:p>
      <text:p text:style-name="P31">Oscar Galera Alfaro</text:p>
      <text:p text:style-name="P31">Moises Saus Ten</text:p>
      <text:p text:style-name="P32">Moduls de dades</text:p>
      <text:p text:style-name="P2"/>
      <text:p text:style-name="P3">Crono</text:p>
      <text:p text:style-name="P24">/**</text:p>
      <text:p text:style-name="P24"><text:s/>* @author Moises</text:p>
      <text:p text:style-name="P24"><text:s/>* @Class Crono</text:p>
      <text:p text:style-name="P24"><text:s/>* @brief Cronometre amb representacio gràfica amb 00:00:000 minuts:segons:milesimes</text:p>
      <text:p text:style-name="P24"><text:s/>*/</text:p>
      <text:p text:style-name="P24"/>
      <text:p text:style-name="P24"><text:s text:c="4"/>/**</text:p>
      <text:p text:style-name="P24"><text:s text:c="5"/>* @brief Constructor</text:p>
      <text:p text:style-name="P24"><text:s text:c="5"/>* @post Crono preperat per mostrar per pantalla i iniciar.</text:p>
      <text:p text:style-name="P24"><text:s text:c="5"/>*/</text:p>
      <text:p text:style-name="P24"><text:s text:c="4"/>public Crono()</text:p>
      <text:p text:style-name="P24"/>
      <text:p text:style-name="P24"><text:s text:c="4"/>/**</text:p>
      <text:p text:style-name="P24"><text:s text:c="5"/>* @brief El crono inicia el seu compte</text:p>
      <text:p text:style-name="P24"><text:s text:c="5"/>* @post Cronometre iniciat</text:p>
      <text:p text:style-name="P24"><text:s text:c="5"/>*/</text:p>
      <text:p text:style-name="P24"><text:s text:c="4"/>public void iniciarCrono()</text:p>
      <text:p text:style-name="P24"/>
      <text:p text:style-name="P24"><text:s text:c="4"/>/**</text:p>
      <text:p text:style-name="P24"><text:s text:c="5"/>* @brief Crono para el seu compte</text:p>
      <text:p text:style-name="P24"><text:s text:c="5"/>* @post Cronometre parat.</text:p>
      <text:p text:style-name="P24"><text:s text:c="5"/>*/</text:p>
      <text:p text:style-name="P24"><text:s text:c="4"/>public void pararCrono()</text:p>
      <text:p text:style-name="P24"/>
      <text:p text:style-name="P1"/>
      <text:p text:style-name="P26">MARCADOR</text:p>
      <text:p text:style-name="P24">/**</text:p>
      <text:p text:style-name="P24"><text:s/>* @author Moises</text:p>
      <text:p text:style-name="P24"><text:s/>* @Class Marcador</text:p>
      <text:p text:style-name="P24"><text:s/>* @brief Encarregada de mostrar la imatge i la puntuacio de un Personatge durant una partida.</text:p>
      <text:p text:style-name="P24"><text:s/>*/</text:p>
      <text:p text:style-name="P24"/>
      <text:p text:style-name="P24"><text:s text:c="4"/>/**</text:p>
      <text:p text:style-name="P24"><text:s text:c="5"/>* @brief Constructor de Marcador</text:p>
      <text:p text:style-name="P24"><text:s text:c="5"/>* @post Marcador preparat per mostrar per pantalla amb imatge img i puntuacio 0000</text:p>
      <text:p text:style-name="P24"><text:s text:c="5"/>*/</text:p>
      <text:p text:style-name="P24"><text:s text:c="4"/>public Marcador(ImageIcon img)</text:p>
      <text:p text:style-name="P1"/>
      <text:p text:style-name="P24"><text:s text:c="4"/>/**</text:p>
      <text:p text:style-name="P24"><text:s text:c="5"/>* @brief Modifica el marcador de punts de Personatge.</text:p>
      <text:p text:style-name="P24"><text:s text:c="5"/>* @post Es mostra per pantalla el valor de novaPuntuacio.</text:p>
      <text:p text:style-name="P24"><text:s text:c="5"/>*/</text:p>
      <text:p text:style-name="P24"><text:s text:c="4"/>public void modificaPuntuacio(int novaPuntuacio)</text:p>
      <text:p text:style-name="P1"/>
      <text:p text:style-name="P24"><text:s text:c="4"/>/**</text:p>
      <text:p text:style-name="P24"><text:s text:c="5"/>* @brief Mostra per pantalla la puntuacio p.</text:p>
      <text:p text:style-name="P24"><text:soft-page-break/><text:s text:c="5"/>* @post p es mostrat per pantalla.</text:p>
      <text:p text:style-name="P24"><text:s text:c="5"/>*/</text:p>
      <text:p text:style-name="P24"><text:s text:c="4"/>public void canviarPuntuacio(int p)</text:p>
      <text:p text:style-name="P1"/>
      <text:p text:style-name="P3"><text:bookmark-start text:name="__DdeLink__2_2081406833"/>FAlta<text:bookmark-end text:name="__DdeLink__2_2081406833"/></text:p>
      <text:p text:style-name="P1"/>
      <text:p text:style-name="P24">/**</text:p>
      <text:p text:style-name="P24"><text:s/>* @author oscar</text:p>
      <text:p text:style-name="P24"><text:s/>* @brief</text:p>
      <text:p text:style-name="P24"><text:s/>* Formulari per donar d'alta a un nou usuari.</text:p>
      <text:p text:style-name="P24"><text:s/>* Cada usuari haura de especificar:</text:p>
      <text:p text:style-name="P24"><text:s/>* <text:s text:c="5"/>-Nom d'usuari</text:p>
      <text:p text:style-name="P24"><text:s/>* <text:s text:c="5"/>-Password</text:p>
      <text:p text:style-name="P24"><text:s/>* <text:s text:c="5"/>-Imatge de perfil (opcional) </text:p>
      <text:p text:style-name="P24"><text:s/>* </text:p>
      <text:p text:style-name="P24"><text:s/>* @invariant</text:p>
      <text:p text:style-name="P24"><text:s/>* just abans de guardar l'usuari l'atribut imatgeRedimensionada ha de contenir</text:p>
      <text:p text:style-name="P24"><text:s/>* l'imatge de perfil de l'usuari;</text:p>
      <text:p text:style-name="P24"><text:s/>*/</text:p>
      <text:p text:style-name="P1"/>
      <text:p text:style-name="P24"><text:s text:c="4"/>/**</text:p>
      <text:p text:style-name="P24"><text:s text:c="5"/>* @pre --</text:p>
      <text:p text:style-name="P24"><text:s text:c="5"/>* @post s'ha creat el formulari d'alta;</text:p>
      <text:p text:style-name="P24"><text:s text:c="5"/>*/</text:p>
      <text:p text:style-name="P24"><text:s text:c="4"/>public FAlta()</text:p>
      <text:p text:style-name="P1"/>
      <text:p text:style-name="P24"><text:s text:c="4"/>/**</text:p>
      <text:p text:style-name="P24"><text:s text:c="5"/>* @pre el frame no s'esta mostrant;</text:p>
      <text:p text:style-name="P24"><text:s text:c="5"/>* @post s'ha mostrat el frame;</text:p>
      <text:p text:style-name="P24"><text:s text:c="5"/>*/</text:p>
      <text:p text:style-name="P24"><text:s text:c="4"/>public void mostrarFrame()</text:p>
      <text:p text:style-name="P1"/>
      <text:p text:style-name="P3">FeditorLaberint</text:p>
      <text:p text:style-name="P12"/>
      <text:p text:style-name="P22">/**</text:p>
      <text:p text:style-name="P22"><text:s/>* @author oscar</text:p>
      <text:p text:style-name="P22"><text:s/>* @brief </text:p>
      <text:p text:style-name="P22"><text:s/>* <text:s/>Pantalla que ens permet crear i dissenyar nous mapes</text:p>
      <text:p text:style-name="P22"><text:s/>* </text:p>
      <text:p text:style-name="P22"><text:s/>* <text:s/>En la part esquerra hi ha el conjunt de elemnts que es poden afegir al laberint</text:p>
      <text:p text:style-name="P22"><text:s/>* <text:s/>i nomes cal seleccionar l'element i fer click en la posicio on es vol afegir</text:p>
      <text:p text:style-name="P22"><text:s/>* <text:s/>Un cop creada la pantalla aquesta es validada i exportada en format .txt.)</text:p>
      <text:p text:style-name="P22"><text:s/>* </text:p>
      <text:p text:style-name="P22"><text:s/>* <text:s/>@invariant</text:p>
      <text:p text:style-name="P22"><text:s/>* <text:s/>laberint != null, el costat sempre ha de ser &gt; Utils.Constants.MINIM_COSTAT_LABERINT i </text:p>
      <text:p text:style-name="P22"><text:s/>* <text:s/>la matriu ha de ser cuadrada de costat x costat</text:p>
      <text:p text:style-name="P22"><text:s/>*/</text:p>
      <text:p text:style-name="P12"/>
      <text:p text:style-name="P22"><text:s text:c="4"/>/**</text:p>
      <text:p text:style-name="P22"><text:s text:c="5"/>* @pre costat &gt; Utils.Constants.MINIM_COSTAT_LABERINT;</text:p>
      <text:p text:style-name="P22"><text:s text:c="5"/>* @post em creat l'editor de laberints per un laberint de mida costat</text:p>
      <text:p text:style-name="P22"><text:soft-page-break/><text:s text:c="5"/>*/</text:p>
      <text:p text:style-name="P22"><text:s text:c="4"/>public FEditorLaberint(int costat)</text:p>
      <text:p text:style-name="P12"/>
      <text:p text:style-name="P22"><text:s text:c="4"/>/**</text:p>
      <text:p text:style-name="P22"><text:s text:c="5"/>* @pre el frame no s'ha mostrat</text:p>
      <text:p text:style-name="P22"><text:s text:c="5"/>* @post s'ha mostrat el frame;</text:p>
      <text:p text:style-name="P22"><text:s text:c="5"/>*/</text:p>
      <text:p text:style-name="P22"><text:s text:c="4"/>public void mostrarFrame()</text:p>
      <text:p text:style-name="P12"/>
      <text:p text:style-name="P3"><text:bookmark-start text:name="__DdeLink__7_2081406833"/>FframeAmbLog<text:bookmark-end text:name="__DdeLink__7_2081406833"/></text:p>
      <text:p text:style-name="P12"/>
      <text:p text:style-name="P22">/**</text:p>
      <text:p text:style-name="P22"><text:s/>* @author oscar</text:p>
      <text:p text:style-name="P22"><text:s/>* </text:p>
      <text:p text:style-name="P22"><text:s/>* @brief</text:p>
      <text:p text:style-name="P22"><text:s/>* Frame amb un menuBar que conté un menuItem per obre la pantalla de log.</text:p>
      <text:p text:style-name="P22"><text:s/>*/</text:p>
      <text:p text:style-name="P22"/>
      <text:p text:style-name="P22"><text:s text:c="4"/>/**</text:p>
      <text:p text:style-name="P22"><text:s text:c="5"/>* @pre --;</text:p>
      <text:p text:style-name="P22"><text:s text:c="5"/>* @post s'ha el frame amb log.</text:p>
      <text:p text:style-name="P22"><text:s text:c="5"/>*/</text:p>
      <text:p text:style-name="P22"><text:s text:c="4"/>public FFrameAmbLog() </text:p>
      <text:p text:style-name="P22"/>
      <text:p text:style-name="P22"/>
      <text:p text:style-name="P12"/>
      <text:p text:style-name="P3">FhistoricUsuari</text:p>
      <text:p text:style-name="P12"/>
      <text:p text:style-name="P22">/**</text:p>
      <text:p text:style-name="P22"><text:s/>* @author oscar</text:p>
      <text:p text:style-name="P22"><text:s/>* </text:p>
      <text:p text:style-name="P22"><text:s/>* @brief</text:p>
      <text:p text:style-name="P22"><text:s/>* pantalla que utilitzem per mostrar l'historic d'un usuari</text:p>
      <text:p text:style-name="P22"><text:s/>* que està format per els nivells que ha superat i de cada un d'aquests</text:p>
      <text:p text:style-name="P22"><text:s/>* el nombre de punts que ha fet.</text:p>
      <text:p text:style-name="P22"><text:s/>*/</text:p>
      <text:p text:style-name="P22"/>
      <text:p text:style-name="P22"><text:s text:c="4"/>/**</text:p>
      <text:p text:style-name="P22"><text:s text:c="5"/>* @pre puntuacions conté les puntuacions de cada nivell on puntuacions[1] </text:p>
      <text:p text:style-name="P22"><text:s text:c="5"/>* conté el nombre de punts que s'han fet en aquest nivell.</text:p>
      <text:p text:style-name="P22"><text:s text:c="5"/>* @post em creat la pantalla de historic.</text:p>
      <text:p text:style-name="P22"><text:s text:c="5"/>*/</text:p>
      <text:p text:style-name="P22"><text:s text:c="4"/>public FHistoricUsuari(String nomUsuari, Icon imatge, int []puntuacions) </text:p>
      <text:p text:style-name="P12"/>
      <text:p text:style-name="P22"><text:s text:c="4"/>/**</text:p>
      <text:p text:style-name="P22"><text:s text:c="5"/>* @pre el dialeg no s'ha mostrat.</text:p>
      <text:p text:style-name="P22"><text:s text:c="5"/>* @post em mostrat el dialeg.</text:p>
      <text:p text:style-name="P22"><text:s text:c="5"/>*/</text:p>
      <text:p text:style-name="P22"><text:s text:c="4"/>public void mostrarFrame()</text:p>
      <text:p text:style-name="P12"/>
      <text:p text:style-name="P3"><text:soft-page-break/>Flog</text:p>
      <text:p text:style-name="P22">/**</text:p>
      <text:p text:style-name="P22"><text:s/>* @author oscar</text:p>
      <text:p text:style-name="P22"><text:s/>* </text:p>
      <text:p text:style-name="P22"><text:s/>* @brief</text:p>
      <text:p text:style-name="P22"><text:s/>* Pantalla per mostrar el log de l'aplicació;</text:p>
      <text:p text:style-name="P22"><text:s/>* </text:p>
      <text:p text:style-name="P22"><text:s/>* Aquesta pantalla permet:</text:p>
      <text:p text:style-name="P22"><text:s/>* <text:s text:c="5"/>- Mostrar tot el log.</text:p>
      <text:p text:style-name="P22"><text:s/>* <text:s/></text:p>
      <text:p text:style-name="P22"><text:s/>* <text:s text:c="5"/>- Exportar el log en format text (.txt)</text:p>
      <text:p text:style-name="P22"><text:s/>* </text:p>
      <text:p text:style-name="P22"><text:s/>* <text:s text:c="5"/>- Filtrar els missatges del log de un tipus concret</text:p>
      <text:p text:style-name="P22"><text:s/>* <text:s text:c="9"/>- DEBUG.</text:p>
      <text:p text:style-name="P22"><text:s/>* <text:s text:c="9"/>- WARNING.</text:p>
      <text:p text:style-name="P22"><text:s/>* <text:s text:c="9"/>- ERROR.</text:p>
      <text:p text:style-name="P22"><text:s/>* </text:p>
      <text:p text:style-name="P22"><text:s/>* <text:s text:c="5"/>- Mostrar l'últim missatge afegit al log.</text:p>
      <text:p text:style-name="P22"><text:s/>*/</text:p>
      <text:p text:style-name="P22"/>
      <text:p text:style-name="P22"><text:s text:c="4"/>/**</text:p>
      <text:p text:style-name="P22"><text:s text:c="5"/>* @pre --</text:p>
      <text:p text:style-name="P22"><text:s text:c="5"/>* @post em creat la pantalla de log.</text:p>
      <text:p text:style-name="P22"><text:s text:c="5"/>*/</text:p>
      <text:p text:style-name="P22"><text:s text:c="4"/>public FLog()</text:p>
      <text:p text:style-name="P12"/>
      <text:p text:style-name="P22"><text:s text:c="4"/>/**</text:p>
      <text:p text:style-name="P22"><text:s text:c="5"/>* @pre --</text:p>
      <text:p text:style-name="P22"><text:s text:c="5"/>* @post em mostrar la pantalla de log.</text:p>
      <text:p text:style-name="P22"><text:s text:c="5"/>*/</text:p>
      <text:p text:style-name="P22"><text:s text:c="4"/>public void mostrarFrame()</text:p>
      <text:p text:style-name="P12"/>
      <text:p text:style-name="P3">Flogin</text:p>
      <text:p text:style-name="P12"/>
      <text:p text:style-name="P22">/**</text:p>
      <text:p text:style-name="P22"><text:s/>* @author oscar</text:p>
      <text:p text:style-name="P22"><text:s/>* @brief</text:p>
      <text:p text:style-name="P22"><text:s/>* Pantalla inicial de l'aplicacio, operacions que es poden fer:</text:p>
      <text:p text:style-name="P22"><text:s/>* <text:s text:c="5"/>-ENTRAR :</text:p>
      <text:p text:style-name="P22"><text:s/>* <text:s text:c="9"/>s'ha de entrar usuari i contrasenya, la contrasenya es xifra i es mira que dita</text:p>
      <text:p text:style-name="P22"><text:s/>* <text:s text:c="9"/>combinació existeixi en la B.D, en cas que sigui correcte llavors es carrega l'usuari </text:p>
      <text:p text:style-name="P22"><text:s/>* <text:s text:c="9"/>(de forma estàtica ja que nomès podrà entrar un usuari alhora) i del contrari </text:p>
      <text:p text:style-name="P22"><text:s/>* <text:s text:c="9"/>es mostra un missatge diguent "usuari o contrasenya incorrecte" </text:p>
      <text:p text:style-name="P22"><text:s/>* </text:p>
      <text:p text:style-name="P22"><text:s/>* <text:s text:c="5"/>-ALTA :</text:p>
      <text:p text:style-name="P22"><text:s/>* <text:s text:c="9"/>permet donar d'alta a un nou usuari.</text:p>
      <text:p text:style-name="P22"><text:s/>* </text:p>
      <text:p text:style-name="P22"><text:s/>* <text:s text:c="5"/>-RANKING :</text:p>
      <text:p text:style-name="P22"><text:s/>* <text:s text:c="9"/>mostra tots els usuaris registrats per ordre de punts (on el primer</text:p>
      <text:p text:style-name="P22"><text:s/>* <text:s text:c="9"/>es el que ha fet mes punts)</text:p>
      <text:p text:style-name="P22"><text:s/>* </text:p>
      <text:p text:style-name="P22"><text:soft-page-break/><text:s/>* <text:s text:c="5"/>-SORTIR :</text:p>
      <text:p text:style-name="P22"><text:s/>* <text:s text:c="9"/>tanquem l'aplicacio.</text:p>
      <text:p text:style-name="P22"><text:s/>* </text:p>
      <text:p text:style-name="P22"><text:s/>* @invarinat</text:p>
      <text:p text:style-name="P22"><text:s/>* usuari valdrà null fins que s'accedeixi al menú.</text:p>
      <text:p text:style-name="P22"><text:s/>*/</text:p>
      <text:p text:style-name="P12"/>
      <text:p text:style-name="P22"><text:s text:c="4"/>/**</text:p>
      <text:p text:style-name="P22"><text:s text:c="5"/>* @pre --</text:p>
      <text:p text:style-name="P22"><text:s text:c="5"/>* @post s'ha creat el dialeg per entrar.</text:p>
      <text:p text:style-name="P22"><text:s text:c="5"/>*/</text:p>
      <text:p text:style-name="P22"><text:s text:c="4"/>public FLogin()</text:p>
      <text:p text:style-name="P12"/>
      <text:p text:style-name="P22"><text:s text:c="4"/>/**</text:p>
      <text:p text:style-name="P22"><text:s text:c="5"/>* @pre el dialeg no s'esta mostrant.</text:p>
      <text:p text:style-name="P22"><text:s text:c="5"/>* @post em mostrat el dialeg.</text:p>
      <text:p text:style-name="P22"><text:s text:c="5"/>*/</text:p>
      <text:p text:style-name="P22"><text:s text:c="4"/>public void mostrarFrame()</text:p>
      <text:p text:style-name="P22"/>
      <text:p text:style-name="P22"><text:s text:c="4"/>/**</text:p>
      <text:p text:style-name="P22"><text:s text:c="5"/>* @pre --</text:p>
      <text:p text:style-name="P22"><text:s text:c="5"/>* @post si encara no s'ha entrat a la aplicació es retorna null</text:p>
      <text:p text:style-name="P22"><text:s text:c="5"/>* altrament es retorna l'usuari.</text:p>
      <text:p text:style-name="P22"><text:s text:c="5"/>*/</text:p>
      <text:p text:style-name="P22"><text:s text:c="4"/>public static Usuari obtenirUsuari()</text:p>
      <text:p text:style-name="P12"/>
      <text:p text:style-name="P3">Fmenu</text:p>
      <text:p text:style-name="P22">/**</text:p>
      <text:p text:style-name="P22"><text:s/>* @author oscar</text:p>
      <text:p text:style-name="P22"><text:s/>* @brief</text:p>
      <text:p text:style-name="P22"><text:s/>* menu principal del joc on es mostren les diferents possibilitats per jugar, on:</text:p>
      <text:p text:style-name="P22"><text:s/>* <text:s text:c="5"/>Aventura (AVANÇA EN EL JOC) : </text:p>
      <text:p text:style-name="P22"><text:s/>* <text:s text:c="13"/>Continuem la partida des de alla on es va deixar.</text:p>
      <text:p text:style-name="P22"><text:s/>* </text:p>
      <text:p text:style-name="P22"><text:s/>* <text:s text:c="5"/>Provar mapa (NO AVANÇA EN EL JOC):</text:p>
      <text:p text:style-name="P22"><text:s/>* <text:s text:c="13"/>Permet importar un fitxer en format text que conte un mapa, un cop</text:p>
      <text:p text:style-name="P22"><text:s/>* <text:s text:c="13"/>importat es valida i si tot es correcte s'inicia una partida amb </text:p>
      <text:p text:style-name="P22"><text:s/>* <text:s text:c="13"/>el mapa importat.</text:p>
      <text:p text:style-name="P22"><text:s/>* </text:p>
      <text:p text:style-name="P22"><text:s/>* <text:s text:c="5"/>Crear mapa </text:p>
      <text:p text:style-name="P22"><text:s/>* <text:s text:c="13"/>Ens mostra un editor per crear els nostres propis mapes. Aquests</text:p>
      <text:p text:style-name="P22"><text:s/>* <text:s text:c="13"/>mapes mes tart es podran importar per provar-los.</text:p>
      <text:p text:style-name="P22"><text:s/>* </text:p>
      <text:p text:style-name="P22"><text:s/>* <text:s text:c="5"/>Sortir </text:p>
      <text:p text:style-name="P22"><text:s/>* <text:s text:c="13"/>Adeu.</text:p>
      <text:p text:style-name="P22"><text:s/>*/</text:p>
      <text:p text:style-name="P22"/>
      <text:p text:style-name="P22"><text:s text:c="4"/>/**</text:p>
      <text:p text:style-name="P22"><text:s text:c="5"/>* @pre --;</text:p>
      <text:p text:style-name="P22"><text:s text:c="5"/>* @post em creat el dialeg de menú.</text:p>
      <text:p text:style-name="P22"><text:s text:c="5"/>*/</text:p>
      <text:p text:style-name="P22"><text:s text:c="4"/>public Fmenu()</text:p>
      <text:p text:style-name="P22"><text:soft-page-break/></text:p>
      <text:p text:style-name="P22"/>
      <text:p text:style-name="P22"><text:s text:c="4"/>/**</text:p>
      <text:p text:style-name="P22"><text:s text:c="5"/>* @pre el dialeg no està visible.</text:p>
      <text:p text:style-name="P22"><text:s text:c="5"/>* @post em mostrat el dialeg.</text:p>
      <text:p text:style-name="P22"><text:s text:c="5"/>*/</text:p>
      <text:p text:style-name="P22"><text:s text:c="4"/>public void mostrarFrame()</text:p>
      <text:p text:style-name="P22"/>
      <text:p text:style-name="P22"/>
      <text:p text:style-name="P12"/>
      <text:p text:style-name="P3">Fpartida</text:p>
      <text:p text:style-name="P12"/>
      <text:p text:style-name="P22">/**</text:p>
      <text:p text:style-name="P22"><text:s/>*</text:p>
      <text:p text:style-name="P22"><text:s/>* @author Moises</text:p>
      <text:p text:style-name="P22"><text:s/>* @brief Encarregada de mostrar per pantalla el desenvolupament de una partida.</text:p>
      <text:p text:style-name="P22"><text:s/>*/</text:p>
      <text:p text:style-name="P12"/>
      <text:p text:style-name="P3">Franking</text:p>
      <text:p text:style-name="P12"/>
      <text:p text:style-name="P22">/**</text:p>
      <text:p text:style-name="P22"><text:s/>* @author oscar</text:p>
      <text:p text:style-name="P22"><text:s/>* </text:p>
      <text:p text:style-name="P22"><text:s/>* @brief</text:p>
      <text:p text:style-name="P22"><text:s/>* Llistat amb els usuaris que tenen més punts ordenats pel nombre total de punts</text:p>
      <text:p text:style-name="P22"><text:s/>* obtinguts en el mode aventura.</text:p>
      <text:p text:style-name="P22"><text:s/>* </text:p>
      <text:p text:style-name="P22"><text:s/>* Al seleccionar un usuari es mostra el seu historic.</text:p>
      <text:p text:style-name="P22"><text:s/>*/</text:p>
      <text:p text:style-name="P22"/>
      <text:p text:style-name="P22"><text:s text:c="4"/>/**</text:p>
      <text:p text:style-name="P22"><text:s text:c="5"/>* @pre --</text:p>
      <text:p text:style-name="P22"><text:s text:c="5"/>* @post em creat el ranking per els Utils.Constants.TOP_N_DEL_RANKING usuaris</text:p>
      <text:p text:style-name="P22"><text:s text:c="5"/>* amb més punts.</text:p>
      <text:p text:style-name="P22"><text:s text:c="5"/>*/</text:p>
      <text:p text:style-name="P22"><text:s text:c="4"/>public Franking()</text:p>
      <text:p text:style-name="P22"/>
      <text:p text:style-name="P22"><text:s text:c="4"/>/**</text:p>
      <text:p text:style-name="P22"><text:s text:c="5"/>* @pre el dialeg no s'ha mostrat.</text:p>
      <text:p text:style-name="P22"><text:s text:c="5"/>* @post el dialeg s'esta mostrant.</text:p>
      <text:p text:style-name="P22"><text:s text:c="5"/>*/</text:p>
      <text:p text:style-name="P22"><text:s text:c="4"/>public void mostrarFrame()</text:p>
      <text:p text:style-name="P12"/>
      <text:p text:style-name="P3">IpintadorLaberint</text:p>
      <text:p text:style-name="P12"/>
      <text:p text:style-name="P22">/**</text:p>
      <text:p text:style-name="P22"><text:s/>*</text:p>
      <text:p text:style-name="P22"><text:s/>* @author Moises</text:p>
      <text:p text:style-name="P22"><text:s/>* @brief Descriu els metodes que necessiten els objectes Laberint</text:p>
      <text:p text:style-name="P22"><text:s/>* per a mostrar-se per pantalla.</text:p>
      <text:p text:style-name="P22"><text:soft-page-break/><text:s/>* @details Laberint es representa gràficament per cel·les, on cada cel·la representa un posció</text:p>
      <text:p text:style-name="P22"><text:s/>* de la matriu bidimensional que conté el Objecte Laberint.</text:p>
      <text:p text:style-name="P22"><text:s/>*/</text:p>
      <text:p text:style-name="P22">public interface IPintadorLaberint extends KeyListener</text:p>
      <text:p text:style-name="P22"><text:s text:c="4"/></text:p>
      <text:p text:style-name="P22"><text:s text:c="4"/></text:p>
      <text:p text:style-name="P22"><text:s text:c="4"/>/**</text:p>
      <text:p text:style-name="P22"><text:s text:c="5"/>* @brief Assignacio de controlador de teclat.</text:p>
      <text:p text:style-name="P22"><text:s text:c="5"/>* @pre controlador != null.</text:p>
      <text:p text:style-name="P22"><text:s text:c="5"/>* @post La representacio Grafica te assignat un controlador de teclat.</text:p>
      <text:p text:style-name="P22"><text:s text:c="5"/>*/</text:p>
      <text:p text:style-name="P22"><text:s text:c="4"/>public void assignarControladorTeclat(KeyListener controlador)</text:p>
      <text:p text:style-name="P22"><text:s text:c="4"/></text:p>
      <text:p text:style-name="P22"><text:s text:c="4"/>/**</text:p>
      <text:p text:style-name="P22"><text:s text:c="5"/>* @brief Mostra per pantalla el desplaçament de un objecte Personatge.</text:p>
      <text:p text:style-name="P22"><text:s text:c="5"/>* @param pOrigen Punt on es troba el Personatge</text:p>
      <text:p text:style-name="P22"><text:s text:c="5"/>* @param direccio Direcció a on es mou el Personatge</text:p>
      <text:p text:style-name="P22"><text:s text:c="5"/>* @param imatge Representació grafica del personatge</text:p>
      <text:p text:style-name="P22"><text:s text:c="5"/>* @pre pOrigen != null.</text:p>
      <text:p text:style-name="P22"><text:s text:c="5"/>* pOrigen es un Punt vàlid. </text:p>
      <text:p text:style-name="P22"><text:s text:c="5"/>* El Punt generat per pOrigen + desplaçament és vàlid.</text:p>
      <text:p text:style-name="P22"><text:s text:c="5"/>* direcció != null &amp;&amp; direcció != EDireccio.QUIET.</text:p>
      <text:p text:style-name="P22"><text:s text:c="5"/>* imatge != null.</text:p>
      <text:p text:style-name="P22"><text:s text:c="5"/>* @post pOrigen no conté cap imatge.</text:p>
      <text:p text:style-name="P22"><text:s text:c="5"/>* <text:s text:c="6"/>La cel·la corresponent a la direccio desde pOrigen conté imatge</text:p>
      <text:p text:style-name="P22"><text:s text:c="5"/>*/</text:p>
      <text:p text:style-name="P22"><text:s text:c="4"/>public void pintarMovimentPersonatge(Punt pOrigen, EDireccio direccio, ImageIcon imatge)</text:p>
      <text:p text:style-name="P22"><text:s text:c="4"/></text:p>
      <text:p text:style-name="P22"><text:s text:c="4"/></text:p>
      <text:p text:style-name="P22"><text:s text:c="4"/>/**</text:p>
      <text:p text:style-name="P22"><text:s text:c="5"/>* @brief Mostra per pantalla el desplaçament de un objecte Item.</text:p>
      <text:p text:style-name="P22"><text:s text:c="5"/>* @details En el moviment del Item s'ha de tindre en compte el EElement que contenia</text:p>
      <text:p text:style-name="P22"><text:s text:c="5"/>* la cel·la abans de que estigues el Item. Aques EElement és el element a restaurar.</text:p>
      <text:p text:style-name="P22"><text:s text:c="5"/>* @param pOrigen Punt desde on s'ha efectuat el moviment</text:p>
      <text:p text:style-name="P22"><text:s text:c="5"/>* @param direccio Direcció a on es mou el Item</text:p>
      <text:p text:style-name="P22"><text:s text:c="5"/>* @param imatge Representació grafica de EElement a restaurar</text:p>
      <text:p text:style-name="P22"><text:s text:c="5"/>* @pre pOrigen != null.</text:p>
      <text:p text:style-name="P22"><text:s text:c="5"/>* pOrigen es un Punt vàlid. </text:p>
      <text:p text:style-name="P22"><text:s text:c="5"/>* El Punt generat per pOrigen + desplaçament és vàlid.</text:p>
      <text:p text:style-name="P22"><text:s text:c="5"/>* direcció != null &amp;&amp; direcció != EDireccio.QUIET.</text:p>
      <text:p text:style-name="P22"><text:s text:c="5"/>* imatge != null.</text:p>
      <text:p text:style-name="P22"><text:s text:c="5"/>* @post La cel·la corresponent a la direccio desde pOrigen conté la imatge de pOrigen.</text:p>
      <text:p text:style-name="P22"><text:s text:c="5"/>* pOrigen conté la imatge del EElement a restaurar</text:p>
      <text:p text:style-name="P22"><text:s text:c="5"/>* <text:s text:c="6"/></text:p>
      <text:p text:style-name="P22"><text:s text:c="5"/>*/</text:p>
      <text:p text:style-name="P22"><text:s text:c="4"/>public void pintarMovimentItem(Punt pOrigen, EDireccio direccio, ImageIcon imatge)</text:p>
      <text:p text:style-name="P22"><text:s text:c="4"/></text:p>
      <text:p text:style-name="P22"><text:s text:c="4"/></text:p>
      <text:p text:style-name="P22"><text:s text:c="4"/>/**</text:p>
      <text:p text:style-name="P22"><text:s text:c="5"/>*@brief Mostra per pantalla un item dintre del Laberint</text:p>
      <text:p text:style-name="P22"><text:s text:c="5"/>*@post La cel·la amb coordenades pNouItem conte la imatge de item</text:p>
      <text:p text:style-name="P22"><text:s text:c="5"/>*/</text:p>
      <text:p text:style-name="P22"><text:soft-page-break/><text:s text:c="4"/>public void pintarNouItem(Punt pNouItem, EElement item)</text:p>
      <text:p text:style-name="P22"><text:s text:c="3"/></text:p>
      <text:p text:style-name="P22"><text:s text:c="4"/>/**</text:p>
      <text:p text:style-name="P22"><text:s text:c="5"/>* @brief Construcció de la interficie grafica que representa graficament laberint</text:p>
      <text:p text:style-name="P22"><text:s text:c="5"/>* @param laberint Laberint a representar</text:p>
      <text:p text:style-name="P22"><text:s text:c="5"/>* @pre laberint != null</text:p>
      <text:p text:style-name="P22"><text:s text:c="5"/>* @post Representacio grafica preperada per mostrar per pantalla</text:p>
      <text:p text:style-name="P22"><text:s text:c="5"/>*/</text:p>
      <text:p text:style-name="P22"><text:s text:c="4"/>public void pintarLaberint(Laberint laberint)</text:p>
      <text:p text:style-name="P22"><text:s text:c="4"/></text:p>
      <text:p text:style-name="P22"><text:s text:c="4"/>/**</text:p>
      <text:p text:style-name="P22"><text:s text:c="5"/>* @brief retorna la mida amb la que es pinten les imatges que representen els EElements d'un Laberint.</text:p>
      <text:p text:style-name="P22"><text:s text:c="5"/>* @return Mida de les representacions grafiques de EElements.</text:p>
      <text:p text:style-name="P22"><text:s text:c="5"/>*/</text:p>
      <text:p text:style-name="P22"><text:s text:c="4"/>public Dimension obtenirMidaImatge()</text:p>
      <text:p text:style-name="P22"><text:s text:c="4"/></text:p>
      <text:p text:style-name="P22"><text:s text:c="4"/>/**</text:p>
      <text:p text:style-name="P22"><text:s text:c="5"/>* @brief Mostra la representacio de EElement.SORTIDA en les coordenades corresponents a pSortida</text:p>
      <text:p text:style-name="P22"><text:s text:c="5"/>* @post Representació de EElement.SORTIDA es veu per pantalla.</text:p>
      <text:p text:style-name="P22"><text:s text:c="5"/>*/</text:p>
      <text:p text:style-name="P22"><text:s text:c="4"/>public void pintarSortida(Punt pSortida)</text:p>
      <text:p text:style-name="P12"/>
      <text:p text:style-name="P3">IpintadorPartida</text:p>
      <text:p text:style-name="P12"/>
      <text:p text:style-name="P22">/**</text:p>
      <text:p text:style-name="P22"><text:s/>*</text:p>
      <text:p text:style-name="P22"><text:s/>* @author Moises</text:p>
      <text:p text:style-name="P22"><text:s/>* @brief Descriu els metodes necessaris per a que objecte Partida pugui</text:p>
      <text:p text:style-name="P22"><text:s/>* mostrar el desenvolupament d'una partida per pantalla.</text:p>
      <text:p text:style-name="P22"><text:s/>*/</text:p>
      <text:p text:style-name="P22">public interface IPintadorPartida</text:p>
      <text:p text:style-name="P22"><text:s text:c="4"/></text:p>
      <text:p text:style-name="P22"><text:s text:c="4"/>/**</text:p>
      <text:p text:style-name="P22"><text:s text:c="5"/>* @brief Mostra per pantalla la puntuacio d'en Pacman.</text:p>
      <text:p text:style-name="P22"><text:s text:c="5"/>* @post La puntuacio d'en Pacman que es mostra per pantalla esta actualitzada.</text:p>
      <text:p text:style-name="P22"><text:s text:c="5"/>*/</text:p>
      <text:p text:style-name="P22"><text:s text:c="4"/>public void pintarPuntsPacman(int punts)</text:p>
      <text:p text:style-name="P22"><text:s text:c="4"/></text:p>
      <text:p text:style-name="P22"><text:s text:c="4"/></text:p>
      <text:p text:style-name="P22"><text:s text:c="4"/>/**</text:p>
      <text:p text:style-name="P22"><text:s text:c="5"/>* @brief Mostra per pantalla la puntuacio de l'enemic.</text:p>
      <text:p text:style-name="P22"><text:s text:c="5"/>* @post La puntuacio de l'enemic que es mostra per pantalla esta actualitzada.</text:p>
      <text:p text:style-name="P22"><text:s text:c="5"/>*/</text:p>
      <text:p text:style-name="P22"><text:s text:c="4"/>public void pintarPuntsEnemic(int punts)</text:p>
      <text:p text:style-name="P22"><text:s text:c="4"/></text:p>
      <text:p text:style-name="P22"><text:s text:c="4"/>/**</text:p>
      <text:p text:style-name="P22"><text:s text:c="5"/>* @brief Mostra per pantalla quin tipus de Item hi ha en el Laberint.</text:p>
      <text:p text:style-name="P22"><text:s text:c="5"/>* @post imatge es mostra per panatalla.</text:p>
      <text:p text:style-name="P22"><text:s text:c="5"/>*/</text:p>
      <text:p text:style-name="P22"><text:s text:c="4"/>public void pintarItemPartida(ImageIcon imatge)</text:p>
      <text:p text:style-name="P22"><text:soft-page-break/><text:s text:c="4"/></text:p>
      <text:p text:style-name="P22"><text:s text:c="4"/>/**</text:p>
      <text:p text:style-name="P22"><text:s text:c="5"/>* @brief Mostra per pantalla el Item que te en Pacman.</text:p>
      <text:p text:style-name="P22"><text:s text:c="5"/>* @post imatge es mostra per pantalla.</text:p>
      <text:p text:style-name="P22"><text:s text:c="5"/>*/</text:p>
      <text:p text:style-name="P22"><text:s text:c="4"/>public void pintarItemPacman(ImageIcon imatge)</text:p>
      <text:p text:style-name="P22"><text:s text:c="4"/></text:p>
      <text:p text:style-name="P22"><text:s text:c="4"/>/**</text:p>
      <text:p text:style-name="P22"><text:s text:c="5"/>* @brief Mostra per pantalla el Item que l'enemic.</text:p>
      <text:p text:style-name="P22"><text:s text:c="5"/>* @post imatge es mostra per pantalla.</text:p>
      <text:p text:style-name="P22"><text:s text:c="5"/>*/</text:p>
      <text:p text:style-name="P22"><text:s text:c="4"/>public void pintarItemEnemic(ImageIcon imatge)</text:p>
      <text:p text:style-name="P22"><text:s text:c="4"/></text:p>
      <text:p text:style-name="P22"><text:s text:c="4"/></text:p>
      <text:p text:style-name="P22"><text:s text:c="4"/>/**</text:p>
      <text:p text:style-name="P22"><text:s text:c="5"/>* @brief Construcció de tots els elements necessaris per mostrar partida per pantalla.</text:p>
      <text:p text:style-name="P22"><text:s text:c="5"/>* @post La partida es mostrada per pantalla.</text:p>
      <text:p text:style-name="P22"><text:s text:c="5"/>*/</text:p>
      <text:p text:style-name="P22"><text:s text:c="4"/>public void pintarPartida(Partida partida)</text:p>
      <text:p text:style-name="P22"><text:s text:c="4"/></text:p>
      <text:p text:style-name="P22"><text:s text:c="4"/>/**</text:p>
      <text:p text:style-name="P22"><text:s text:c="5"/>* @brief Mostra per pantalla el resultat de la partida al jugador.</text:p>
      <text:p text:style-name="P22"><text:s text:c="5"/>* @param guanyat Diu si jugador ha guanyat o no la partida</text:p>
      <text:p text:style-name="P22"><text:s text:c="5"/>* @post </text:p>
      <text:p text:style-name="P22"><text:s text:c="5"/>* Es mostra un dialeg per comunicar al jugador si ha guanyat o no.</text:p>
      <text:p text:style-name="P22"><text:s text:c="5"/>* Partida deixa de ser visible.</text:p>
      <text:p text:style-name="P22"><text:s text:c="5"/>*/</text:p>
      <text:p text:style-name="P22"><text:s text:c="4"/>public void pintarFinalPartida(boolean guanyat)</text:p>
      <text:p text:style-name="P22"><text:s text:c="4"/></text:p>
      <text:p text:style-name="P22"><text:s text:c="4"/>/**</text:p>
      <text:p text:style-name="P22"><text:s text:c="5"/>* @brief Inicialitza els components de una partida</text:p>
      <text:p text:style-name="P22"><text:s text:c="5"/>*/</text:p>
      <text:p text:style-name="P22"><text:s text:c="4"/>public void pintarIniciPartida()</text:p>
      <text:p text:style-name="P22"><text:s text:c="4"/></text:p>
      <text:p text:style-name="P22"><text:s text:c="4"/>/**</text:p>
      <text:p text:style-name="P22"><text:s text:c="5"/>* @brief Comunicacio unidireccional d'events de IPintadorPartida cap a partida.</text:p>
      <text:p text:style-name="P22"><text:s text:c="5"/>*/</text:p>
      <text:p text:style-name="P22"><text:s text:c="4"/>public void assignarPartida(Partida partida)</text:p>
      <text:p text:style-name="P12"/>
      <text:p text:style-name="P10">Plaberint</text:p>
      <text:p text:style-name="P13"/>
      <text:p text:style-name="P22">/**</text:p>
      <text:p text:style-name="P22"><text:s/>*</text:p>
      <text:p text:style-name="P22"><text:s/>* @author Moises</text:p>
      <text:p text:style-name="P22"><text:s/>* @brief Encarregada de mostrar per pantalla objectes del tipus Laberint</text:p>
      <text:p text:style-name="P22"><text:s/>*/</text:p>
      <text:p text:style-name="P14"/>
      <text:p text:style-name="P4">BuscadorCami</text:p>
      <text:p text:style-name="P14">/**</text:p>
      <text:p text:style-name="P14"><text:s/>*</text:p>
      <text:p text:style-name="P14"><text:s/>author Moises</text:p>
      <text:p text:style-name="P14"><text:soft-page-break/><text:s/>brief Classe que implementa l'algorisme de Backtracking per a trobar un </text:p>
      <text:p text:style-name="P14"><text:s/>* camí que maximitzi la distancia desde un punt inici respecte a un punt enemic</text:p>
      <text:p text:style-name="P14"><text:s/>*/</text:p>
      <text:p text:style-name="P14"/>
      <text:p text:style-name="P14"><text:s text:c="4"/>/**</text:p>
      <text:p text:style-name="P14"><text:s text:c="5"/>brief Retorna el cami amb maxima distancia desde personatge respecte enemic.</text:p>
      <text:p text:style-name="P14"><text:s text:c="5"/>param personatge Punt inicial.</text:p>
      <text:p text:style-name="P14"><text:s text:c="5"/>param enemic Punt del qual ens volem distanciar.</text:p>
      <text:p text:style-name="P14"><text:s text:c="5"/>pre personatge != null, enemic != null</text:p>
      <text:p text:style-name="P14"><text:s text:c="5"/>return Retorna els moviments necessaris per a maximitzar la distancia desde personatge respecte a enemic </text:p>
      <text:p text:style-name="P14"><text:s text:c="5"/>*/</text:p>
      <text:p text:style-name="P14"><text:s text:c="4"/>public HistoricMoviments buscaCamiMaxim(Punt personatge, Punt enemic)</text:p>
      <text:p text:style-name="P14"/>
      <text:p text:style-name="P4">Solucio</text:p>
      <text:p text:style-name="P14">/**</text:p>
      <text:p text:style-name="P14"><text:s/>*</text:p>
      <text:p text:style-name="P14"><text:s/>author Moises</text:p>
      <text:p text:style-name="P14"><text:s/>brief Classe encarregada de guardar els valors de la solució composta per a </text:p>
      <text:p text:style-name="P14"><text:s/>* l'algorisme de Backtracking</text:p>
      <text:p text:style-name="P14"><text:s/>*/</text:p>
      <text:p text:style-name="P14"/>
      <text:p text:style-name="P14"><text:s text:c="4"/>/**</text:p>
      <text:p text:style-name="P14"><text:s text:c="5"/>* </text:p>
      <text:p text:style-name="P14"><text:s text:c="5"/>brief Retorna cert si la solució es completa</text:p>
      <text:p text:style-name="P14"><text:s text:c="5"/>*/</text:p>
      <text:p text:style-name="P14"><text:s text:c="4"/>public boolean esSolucioCompleta()</text:p>
      <text:p text:style-name="P14"/>
      <text:p text:style-name="P14"><text:s text:c="4"/>/**</text:p>
      <text:p text:style-name="P14"><text:s text:c="5"/>brief Assignacio del punt del cual volem maximitzar la distancia</text:p>
      <text:p text:style-name="P14"><text:s text:c="5"/>pre enemic != null</text:p>
      <text:p text:style-name="P14"><text:s text:c="5"/>param enemic Punt del qual volem fugir.</text:p>
      <text:p text:style-name="P14"><text:s text:c="5"/>*/</text:p>
      <text:p text:style-name="P14"><text:s text:c="4"/>public void assignaPuntAFugir(Punt enemic)</text:p>
      <text:p text:style-name="P14"/>
      <text:p text:style-name="P14"><text:s text:c="4"/>/**</text:p>
      <text:p text:style-name="P14"><text:s text:c="5"/>* </text:p>
      <text:p text:style-name="P14"><text:s text:c="5"/>brief Diu si solucio actual es millor solucio que s.</text:p>
      <text:p text:style-name="P14"><text:s text:c="5"/>param s Solucio a comparar amb objecte actual </text:p>
      <text:p text:style-name="P14"><text:s text:c="5"/>return Retorna cert si Solucio actual es millor solucio que s.</text:p>
      <text:p text:style-name="P14"><text:s text:c="5"/>*/</text:p>
      <text:p text:style-name="P14"><text:s text:c="5"/>public boolean esMillorSolucio(Solucio s)</text:p>
      <text:p text:style-name="P14"/>
      <text:p text:style-name="P14"><text:s text:c="4"/>/**</text:p>
      <text:p text:style-name="P14"><text:s text:c="5"/>*</text:p>
      <text:p text:style-name="P14"><text:s text:c="5"/>brief Diu si el candidat es acceptable</text:p>
      <text:p text:style-name="P14"><text:s text:c="5"/>param c Candidat a la solucio parcial</text:p>
      <text:p text:style-name="P14"><text:s text:c="5"/>pre c != null.</text:p>
      <text:p text:style-name="P14"><text:s text:c="5"/>return Retorna cert si c encara no ha estat processada</text:p>
      <text:p text:style-name="P14"><text:s text:c="5"/>*/ </text:p>
      <text:p text:style-name="P14"><text:s text:c="4"/>public boolean acceptable(Casella c)</text:p>
      <text:p text:style-name="P14"/>
      <text:p text:style-name="P14"><text:soft-page-break/><text:s text:c="4"/>/**</text:p>
      <text:p text:style-name="P14"><text:s text:c="5"/>brief Anota el candidat c a la solucio actual.</text:p>
      <text:p text:style-name="P14"><text:s text:c="5"/>pre c != null</text:p>
      <text:p text:style-name="P14"><text:s text:c="5"/>post Afegeix el candidat c a la estructura de dades del objecte actual. Candidat c forma part de la solució. nivell++.</text:p>
      <text:p text:style-name="P14"><text:s text:c="5"/>param c Candidat actual a la solucio parcial</text:p>
      <text:p text:style-name="P14"><text:s text:c="5"/>*/</text:p>
      <text:p text:style-name="P14"><text:s text:c="4"/>public void anotar (Casella c)</text:p>
      <text:p text:style-name="P14"/>
      <text:p text:style-name="P14"><text:s text:c="4"/>/**</text:p>
      <text:p text:style-name="P14"><text:s text:c="5"/>brief Desanota el candidat c de la solució actual.</text:p>
      <text:p text:style-name="P14"><text:s text:c="5"/>pre c != null</text:p>
      <text:p text:style-name="P14"><text:s text:c="5"/>post Elimina el candidat c de la estructura de dades del objecte actual. Candidat c no forma part de la solució. nivell--.</text:p>
      <text:p text:style-name="P14"><text:s text:c="5"/>param c Candidat c es eliminat de la solucio parcial.</text:p>
      <text:p text:style-name="P14"><text:s text:c="5"/>*/</text:p>
      <text:p text:style-name="P14"><text:s text:c="4"/>public void desanotar(Casella c)</text:p>
      <text:p text:style-name="P14"/>
      <text:p text:style-name="P14"><text:s text:c="4"/>/**</text:p>
      <text:p text:style-name="P14"><text:s text:c="5"/>brief Retorna cert si afegim el candidat c a la solucio actual i aquesta pot ser millor solucio que opt.</text:p>
      <text:p text:style-name="P14"><text:s text:c="5"/>param opt Solucio optima fins al moment</text:p>
      <text:p text:style-name="P14"><text:s text:c="5"/>param c Candidat actual</text:p>
      <text:p text:style-name="P14"><text:s text:c="5"/>return Retorna cert si la distancia entre c i enemic mes els passos restants, es mes gran que la distancia obtinguda en opt.</text:p>
      <text:p text:style-name="P14"><text:s text:c="5"/>*/</text:p>
      <text:p text:style-name="P14"><text:s text:c="4"/>public boolean potSerMillor(Solucio opt, Casella c)</text:p>
      <text:p text:style-name="P14"/>
      <text:p text:style-name="P14"><text:s text:c="4"/>/**</text:p>
      <text:p text:style-name="P14"><text:s text:c="5"/>brief Retorna les possibles Caselles a les que podem accedir desde la Casella amb coordenades p.</text:p>
      <text:p text:style-name="P14"><text:s text:c="5"/>pre p != null. Anteriorment s'ha d'haver assignat un enemic.</text:p>
      <text:p text:style-name="P14"><text:s text:c="5"/>param p Punt actual en la construccio del camí màxim.</text:p>
      <text:p text:style-name="P14"><text:s text:c="5"/>return Retorna una llista de 0..4 candidats que estan dins del tauler i no son paret, ordenats ascendentment per distancia al enemic.</text:p>
      <text:p text:style-name="P14"><text:s text:c="5"/>*/</text:p>
      <text:p text:style-name="P14"><text:s text:c="4"/>public LlistaOrdenadaCandidats generarCandidats(Punt p)</text:p>
      <text:p text:style-name="P14"/>
      <text:p text:style-name="P14"><text:s text:c="4"/>/**</text:p>
      <text:p text:style-name="P14"><text:s text:c="5"/>brief Retorna els n Moviments corresponents al cami calculat per l'algorisme de Backtracking. On n = PROFUNDITAT -1 (n caselles, n-1 moviments) </text:p>
      <text:p text:style-name="P14"><text:s text:c="5"/>pre cami no esta buit. </text:p>
      <text:p text:style-name="P14"><text:s text:c="5"/>*/</text:p>
      <text:p text:style-name="P14"><text:s text:c="4"/>public HistoricMoviments generaRuta()</text:p>
      <text:p text:style-name="P14"/>
      <text:p text:style-name="P14"><text:s text:c="4"/>/**</text:p>
      <text:p text:style-name="P14"><text:s text:c="5"/>brief Deixa al objecte actual preperat per a tornar a fer l'algorisme de Backtracking</text:p>
      <text:p text:style-name="P14"><text:s text:c="5"/>post Objecte actual reiniciat a estat inicial.</text:p>
      <text:p text:style-name="P14"><text:s text:c="5"/>*/</text:p>
      <text:p text:style-name="P14"><text:s text:c="4"/>public void reset()</text:p>
      <text:p text:style-name="P14"/>
      <text:p text:style-name="P9"/>
      <text:p text:style-name="P9"><text:soft-page-break/>Casella</text:p>
      <text:p text:style-name="P14">/**</text:p>
      <text:p text:style-name="P14"><text:s/>*</text:p>
      <text:p text:style-name="P14"><text:s/>author Moises</text:p>
      <text:p text:style-name="P14"><text:s/>brief Conté la informació heuristica necessaria per a poder implementar els algoritmes </text:p>
      <text:p text:style-name="P14"><text:s/>* de backTracking i AStar. <text:s/>La Heuristica utilitzada en el algorisme de AStar es:</text:p>
      <text:p text:style-name="P14"><text:s/>* F = profunditat + distanciaAlObjectiu (on distanciaAlObjectiu, es la distancia Manhattan </text:p>
      <text:p text:style-name="P14"><text:s/>* entre dos punts dintre de un Laberint format per cel·les)</text:p>
      <text:p text:style-name="P14"><text:s/>*/</text:p>
      <text:p text:style-name="P14"/>
      <text:p text:style-name="P14"><text:s text:c="4"/>/**</text:p>
      <text:p text:style-name="P14"><text:s text:c="5"/>* </text:p>
      <text:p text:style-name="P14"><text:s text:c="5"/>brief Assigna un pare al objecte actual.</text:p>
      <text:p text:style-name="P14"><text:s text:c="5"/>pre _pare != null</text:p>
      <text:p text:style-name="P14"><text:s text:c="5"/>post Objecte actual te un punter a _pare.</text:p>
      <text:p text:style-name="P14"><text:s text:c="5"/>*/</text:p>
      <text:p text:style-name="P14"><text:s text:c="4"/>public void assignarParent(Casella _pare)</text:p>
      <text:p text:style-name="P14"/>
      <text:p text:style-name="P14"><text:s text:c="4"/>/**</text:p>
      <text:p text:style-name="P14"><text:s text:c="5"/>* </text:p>
      <text:p text:style-name="P14"><text:s text:c="5"/>brief Retorna el pare del objecte actual </text:p>
      <text:p text:style-name="P14"><text:s text:c="5"/>*/</text:p>
      <text:p text:style-name="P14"><text:s text:c="4"/>public Casella obtenirParent()</text:p>
      <text:p text:style-name="P14"/>
      <text:p text:style-name="P14"><text:s text:c="4"/>/**</text:p>
      <text:p text:style-name="P14"><text:s text:c="5"/>brief Assigna la distancia al objecte actual.</text:p>
      <text:p text:style-name="P14"><text:s text:c="5"/>*/</text:p>
      <text:p text:style-name="P14"><text:s text:c="4"/>public void assignarDistanciaAlObjectiu(int n)</text:p>
      <text:p text:style-name="P14"/>
      <text:p text:style-name="P14"><text:s text:c="4"/>/**</text:p>
      <text:p text:style-name="P14"><text:s text:c="5"/>* </text:p>
      <text:p text:style-name="P14"><text:s text:c="5"/>brief Retorna la distancia del objecte actual </text:p>
      <text:p text:style-name="P14"><text:s text:c="5"/>*/</text:p>
      <text:p text:style-name="P14"><text:s text:c="4"/>public int obtenirDistanciaAlObjectiu()</text:p>
      <text:p text:style-name="P14"/>
      <text:p text:style-name="P14"><text:s text:c="4"/>/**</text:p>
      <text:p text:style-name="P14"><text:s text:c="5"/>* </text:p>
      <text:p text:style-name="P14"><text:s text:c="5"/>brief Retorna la profunditat del objecte acutal.</text:p>
      <text:p text:style-name="P14"><text:s text:c="5"/>*/</text:p>
      <text:p text:style-name="P14"><text:s text:c="4"/>public int obtenirProfunditat()</text:p>
      <text:p text:style-name="P14"/>
      <text:p text:style-name="P14"><text:s text:c="4"/>/**</text:p>
      <text:p text:style-name="P14"><text:s text:c="5"/>* </text:p>
      <text:p text:style-name="P14"><text:s text:c="5"/>brief Retorna el Punt del objecte actual. </text:p>
      <text:p text:style-name="P14"><text:s text:c="5"/>*/</text:p>
      <text:p text:style-name="P14"><text:s text:c="4"/>public Punt obtenirPunt()</text:p>
      <text:p text:style-name="P14"/>
      <text:p text:style-name="P14"><text:s text:c="4"/>/**</text:p>
      <text:p text:style-name="P14"><text:s text:c="5"/>brief Marca el objecte actual com a processat</text:p>
      <text:p text:style-name="P14"><text:s text:c="5"/>post Objecte Casella processat</text:p>
      <text:p text:style-name="P14"><text:s text:c="5"/>*/</text:p>
      <text:p text:style-name="P14"><text:s text:c="4"/>public void processat()</text:p>
      <text:p text:style-name="P14"><text:soft-page-break/></text:p>
      <text:p text:style-name="P14"><text:s text:c="4"/>/**</text:p>
      <text:p text:style-name="P14"><text:s text:c="5"/>brief Marca el objecte actual com a no processat</text:p>
      <text:p text:style-name="P14"><text:s text:c="5"/>post Objecte Casella no processat</text:p>
      <text:p text:style-name="P14"><text:s text:c="5"/>*/</text:p>
      <text:p text:style-name="P14"><text:s text:c="4"/>public void noProcessat()</text:p>
      <text:p text:style-name="P14"/>
      <text:p text:style-name="P14"><text:s text:c="4"/>/**</text:p>
      <text:p text:style-name="P14"><text:s text:c="5"/>brief Retorna cert si l'objecte actual ha estat processat, altrament fals.</text:p>
      <text:p text:style-name="P14"><text:s text:c="5"/>*/</text:p>
      <text:p text:style-name="P14"><text:s text:c="4"/>public boolean haEstatProcessat()</text:p>
      <text:p text:style-name="P14"/>
      <text:p text:style-name="P14"><text:s text:c="4"/>/**</text:p>
      <text:p text:style-name="P14"><text:s text:c="5"/>brief Es reinicien els valors heuristics.</text:p>
      <text:p text:style-name="P14"><text:s text:c="5"/>post Els valors heurisitics reiniciats als valors inicials.</text:p>
      <text:p text:style-name="P14"><text:s text:c="5"/>*/</text:p>
      <text:p text:style-name="P14"><text:s text:c="4"/>public void reset()</text:p>
      <text:p text:style-name="P14"/>
      <text:p text:style-name="P9">GestorCamins</text:p>
      <text:p text:style-name="P14"/>
      <text:p text:style-name="P14">/**</text:p>
      <text:p text:style-name="P14"><text:s/>*</text:p>
      <text:p text:style-name="P14"><text:s/>author Moises</text:p>
      <text:p text:style-name="P14"><text:s/>brief Encarregada de gestionar les cerques de camins sobre un objecte de tipus Laberint.</text:p>
      <text:p text:style-name="P14"><text:s/>*/</text:p>
      <text:p text:style-name="P14"/>
      <text:p text:style-name="P14"><text:s text:c="4"/>/**</text:p>
      <text:p text:style-name="P14"><text:s text:c="5"/>brief Retorna un camí mínim entre dos punts.</text:p>
      <text:p text:style-name="P14"><text:s text:c="5"/>pre origen != null, desti != null.</text:p>
      <text:p text:style-name="P14"><text:s text:c="5"/>return Retorna el minim de moviments que cal fer per anar de origen a desti, en un objecte de tipus Laberint.</text:p>
      <text:p text:style-name="P14"><text:s text:c="5"/>*/</text:p>
      <text:p text:style-name="P14"><text:s text:c="4"/>public HistoricMoviments trobarCamiMinim(Punt origen, Punt desti)</text:p>
      <text:p text:style-name="P14"/>
      <text:p text:style-name="P14"><text:s text:c="5"/>/**</text:p>
      <text:p text:style-name="P14"><text:s text:c="6"/>brief Retorna un cami que maximitza la distancia respecte a puntAFugir.</text:p>
      <text:p text:style-name="P14"><text:s text:c="6"/>pre inici != null, puntAFugir != null.</text:p>
      <text:p text:style-name="P14"><text:s text:c="6"/>param inici Punt de partida</text:p>
      <text:p text:style-name="P14"><text:s text:c="6"/>param puntAFugir Punt del qual volem maximitzar la distància</text:p>
      <text:p text:style-name="P14"><text:s text:c="6"/>return Retorna n-1 moviments que maximitzan la distancia desde inici respecte puntAFugir. On n = profunditat del backtracking.</text:p>
      <text:p text:style-name="P14"><text:s text:c="6"/>*/</text:p>
      <text:p text:style-name="P14"><text:s text:c="4"/>public HistoricMoviments trobarCamiMaximitzarDist(Punt inici, Punt puntAFugir)</text:p>
      <text:p text:style-name="P14"/>
      <text:p text:style-name="P5"><text:span text:style-name="T1">L</text:span>listaordenadaCandidats</text:p>
      <text:p text:style-name="P15"/>
      <text:p text:style-name="P15">/**</text:p>
      <text:p text:style-name="P15"><text:s/>*</text:p>
      <text:p text:style-name="P15"><text:s/>author Moises</text:p>
      <text:p text:style-name="P15"><text:s/>brief Estructura ordenada de Caselles (candidats) per a als algoritmes de Backtracking i AStar.</text:p>
      <text:p text:style-name="P15"><text:s/>*/</text:p>
      <text:p text:style-name="P15"><text:soft-page-break/></text:p>
      <text:p text:style-name="P15"><text:s text:c="4"/>/**</text:p>
      <text:p text:style-name="P15"><text:s text:c="5"/>brief Retorna la Casella de menys pes.</text:p>
      <text:p text:style-name="P15"><text:s text:c="5"/>pre LlistaOrdenadaCandidats no buida.</text:p>
      <text:p text:style-name="P15"><text:s text:c="5"/>return Retorna la primera Casella de LlistaOrdenadaCandidats.</text:p>
      <text:p text:style-name="P15"><text:s text:c="5"/>*/</text:p>
      <text:p text:style-name="P15"><text:s text:c="4"/>public Casella obtenirPrimer()</text:p>
      <text:p text:style-name="P15"/>
      <text:p text:style-name="P15"><text:s text:c="4"/>/**</text:p>
      <text:p text:style-name="P15"><text:s text:c="5"/>brief Retorna la Casella de mes pes.</text:p>
      <text:p text:style-name="P15"><text:s text:c="5"/>pre LlistaOrdenadaCandidats no buida.</text:p>
      <text:p text:style-name="P15"><text:s text:c="5"/>return Retorna la ultima Casella de LlistaOrdenadaCandidats</text:p>
      <text:p text:style-name="P15"><text:s text:c="5"/>*/</text:p>
      <text:p text:style-name="P15"><text:s text:c="4"/>public Casella obtenirUltim()</text:p>
      <text:p text:style-name="P15"/>
      <text:p text:style-name="P15"><text:s text:c="4"/>/**</text:p>
      <text:p text:style-name="P15"><text:s text:c="5"/>brief Elimina totes les Caselles de LlistaOrdenadaCandidats.</text:p>
      <text:p text:style-name="P15"><text:s text:c="5"/>post LlistaOrdenadaCandidats buida.</text:p>
      <text:p text:style-name="P15"><text:s text:c="5"/>*/</text:p>
      <text:p text:style-name="P15"><text:s text:c="4"/>public void clear()</text:p>
      <text:p text:style-name="P15"/>
      <text:p text:style-name="P15"><text:s text:c="4"/>/**</text:p>
      <text:p text:style-name="P15"><text:s text:c="5"/>brief Insercio de c de forma ordenada a LlistaOrdenadaCandidats.</text:p>
      <text:p text:style-name="P15"><text:s text:c="5"/>post LlistaOrdenadaCandidats conté la Casella c.</text:p>
      <text:p text:style-name="P15"><text:s text:c="5"/>*/</text:p>
      <text:p text:style-name="P15"><text:s text:c="4"/>public void afegir(Casella c)</text:p>
      <text:p text:style-name="P15"><text:s text:c="4"/>/**</text:p>
      <text:p text:style-name="P15"><text:s text:c="5"/>* @brief Elimina c de LlistaOrdenadaCandidats.</text:p>
      <text:p text:style-name="P15"><text:s text:c="5"/>* @post LlistaOrdenadaCandidats no conté c.</text:p>
      <text:p text:style-name="P15"><text:s text:c="5"/>*/</text:p>
      <text:p text:style-name="P15"><text:s text:c="4"/>public void eliminar(Casella c)</text:p>
      <text:p text:style-name="P15"/>
      <text:p text:style-name="P15"><text:s text:c="4"/>/**</text:p>
      <text:p text:style-name="P15"><text:s text:c="5"/>* @brief Diu si LlistaOrdenadaCandidats no te cap element.</text:p>
      <text:p text:style-name="P15"><text:s text:c="5"/>* @return Retorna cert si LListaOrdenadaCandidats no conté cap Casella. Altrament retorna fals.</text:p>
      <text:p text:style-name="P15"><text:s text:c="5"/>*/</text:p>
      <text:p text:style-name="P15"><text:s text:c="4"/>public boolean esBuida()</text:p>
      <text:p text:style-name="P15"/>
      <text:p text:style-name="P15"><text:s text:c="4"/>/**</text:p>
      <text:p text:style-name="P15"><text:s text:c="5"/>* @brief Diu si LlistaOrdenadaCandidats conté la Casella c.</text:p>
      <text:p text:style-name="P15"><text:s text:c="5"/>* @return Retorna cert si c esta continguda en LlistaOrdenadaCandidats. Altrament retorna fals.</text:p>
      <text:p text:style-name="P15"><text:s text:c="5"/>*/</text:p>
      <text:p text:style-name="P15"><text:s text:c="4"/>public boolean conteElement(Casella c)</text:p>
      <text:p text:style-name="P15"/>
      <text:p text:style-name="P15"><text:s text:c="4"/>/**</text:p>
      <text:p text:style-name="P15"><text:s text:c="5"/>* @brief Diu el numero de objectes Casella continguts a LlistaOrdenadaCandidats.</text:p>
      <text:p text:style-name="P15"><text:s text:c="5"/>* @return Retorna el numero de objectes Casella continguts a LlistaOrdenadaCandidats.</text:p>
      <text:p text:style-name="P15"><text:s text:c="5"/>*/</text:p>
      <text:p text:style-name="P15"><text:s text:c="4"/>public int mida()</text:p>
      <text:p text:style-name="P15"/>
      <text:p text:style-name="P15">CONTROLADORS PACMAN</text:p>
      <text:p text:style-name="P5">ControladorTeclat</text:p>
      <text:p text:style-name="P15"><text:soft-page-break/></text:p>
      <text:p text:style-name="P15">/**</text:p>
      <text:p text:style-name="P15"><text:s/>* @author oscar</text:p>
      <text:p text:style-name="P15"><text:s/>* </text:p>
      <text:p text:style-name="P15"><text:s/>* @brief</text:p>
      <text:p text:style-name="P15"><text:s/>* Controlador per dirigir en pacman amb les fletxes del teclat</text:p>
      <text:p text:style-name="P15"><text:s/>* </text:p>
      <text:p text:style-name="P15"><text:s/>* @invariant</text:p>
      <text:p text:style-name="P15"><text:s/>* en pacman ha de deixar de ser null just abans de començar a controlar-lo.</text:p>
      <text:p text:style-name="P15"><text:s/>*/</text:p>
      <text:p text:style-name="P15">public class ControladorTeclat implements IControlador, KeyListener</text:p>
      <text:p text:style-name="P15"/>
      <text:p text:style-name="P5">Icontrolador</text:p>
      <text:p text:style-name="P15">/**</text:p>
      <text:p text:style-name="P15"><text:s/>* @author oscar</text:p>
      <text:p text:style-name="P15"><text:s/>* @brief</text:p>
      <text:p text:style-name="P15"><text:s/>* Interficie que ens crea una capa de abstracció de com controlar a en pacman.</text:p>
      <text:p text:style-name="P15"><text:s/>* </text:p>
      <text:p text:style-name="P15"><text:s/>* És indiferent el dispositiu amb el qual el volem controlar ja que només necessitem</text:p>
      <text:p text:style-name="P15"><text:s/>* saber quina direcció representa l'event sobre el periferic.</text:p>
      <text:p text:style-name="P15"><text:s/>*/</text:p>
      <text:p text:style-name="P15"/>
      <text:p text:style-name="P15"><text:s text:c="4"/>/**</text:p>
      <text:p text:style-name="P15"><text:s text:c="5"/>* @pre --</text:p>
      <text:p text:style-name="P15"><text:s text:c="5"/>* @post em assignat en pacman al controlador "això és necessari perquè el controlador</text:p>
      <text:p text:style-name="P15"><text:s text:c="5"/>* cal que es comuniqui amb en pacman per dir-li la nova direcció que ha de pendre".</text:p>
      <text:p text:style-name="P15"><text:s text:c="5"/>*/</text:p>
      <text:p text:style-name="P15"><text:s text:c="4"/>public void assignarPacman(Pacman pacman)</text:p>
      <text:p text:style-name="P15"/>
      <text:p text:style-name="P15">ENUMERACIONS</text:p>
      <text:p text:style-name="P5">Edireccio</text:p>
      <text:p text:style-name="P15"/>
      <text:p text:style-name="P15">/**</text:p>
      <text:p text:style-name="P15"><text:s/>*</text:p>
      <text:p text:style-name="P15"><text:s/>* @author oscar</text:p>
      <text:p text:style-name="P15"><text:s/>* @brief Enumeracio de les diferents direccions que pot prendre un ItemMobile </text:p>
      <text:p text:style-name="P15"><text:s/>* per desplaçar-se per el Laberint.</text:p>
      <text:p text:style-name="P15"><text:s/>* @details Laberint es representat per cel·les, on cada cel·la te unes</text:p>
      <text:p text:style-name="P15"><text:s/>* coordenades que son representades per el objecte Punt.</text:p>
      <text:p text:style-name="P15"><text:s/>* </text:p>
      <text:p text:style-name="P15"><text:s/>* <text:s text:c="28"/>COLUMNES</text:p>
      <text:p text:style-name="P15"><text:s/>* <text:s text:c="4"/>---------------------------------------------------------------------</text:p>
      <text:p text:style-name="P15"><text:s/>* <text:s/>F <text:s/>| <text:s/>Punt(0,0) <text:s/>| <text:s/>Punt (0,1) <text:s/>| <text:s/>Punt (0,2) | .........| Punt (0,n-1)|</text:p>
      <text:p text:style-name="P15"><text:s/>* <text:s/>I <text:s/>---------------------------------------------------------------------</text:p>
      <text:p text:style-name="P15"><text:s/>* <text:s/>L <text:s/>| <text:s/>Punt(1,0) <text:s/>| <text:s/>Punt (1,1) <text:s/>| <text:s/>Punt (1,2) | .........| Punt (1,n-1)|</text:p>
      <text:p text:style-name="P15"><text:s/>* <text:s/>E <text:s/>---------------------------------------------------------------------</text:p>
      <text:p text:style-name="P15"><text:s/>* <text:s/>S <text:s/>| <text:s/>Punt(2,0) <text:s/>| <text:s/>Punt (2,1) <text:s/>| <text:s/>Punt (2,2) | .........| Punt (2,n-1)|</text:p>
      <text:p text:style-name="P15"><text:s/>* <text:s text:c="4"/>---------------------------------------------------------------------</text:p>
      <text:p text:style-name="P15"><text:s/>* <text:s text:c="4"/>| <text:s text:c="2"/>......... | ......... <text:s text:c="3"/>| ......... <text:s text:c="2"/>| ........ | ........... |</text:p>
      <text:p text:style-name="P15"><text:s/>* <text:s text:c="4"/>---------------------------------------------------------------------</text:p>
      <text:p text:style-name="P15"><text:s/>* <text:s text:c="4"/>| Punt(n-1,0) | Punt (n-1,1) | Punt (n-1,2)| ........|Punt (n-1,n-1)| </text:p>
      <text:p text:style-name="P15"><text:soft-page-break/><text:s/>* <text:s text:c="4"/>---------------------------------------------------------------------</text:p>
      <text:p text:style-name="P15"><text:s/>* </text:p>
      <text:p text:style-name="P15"><text:s/>* 0 en les files es la maxima posicio a la esquerra.</text:p>
      <text:p text:style-name="P15"><text:s/>* 0 en les columnes es la maxima posicio amunt.</text:p>
      <text:p text:style-name="P15"><text:s/>* n-1 en les files es la maima posició a la dreta.</text:p>
      <text:p text:style-name="P15"><text:s/>* n-1 en les columnes es la maxima posicio avall.</text:p>
      <text:p text:style-name="P15"><text:s/>* </text:p>
      <text:p text:style-name="P15"><text:s/>* </text:p>
      <text:p text:style-name="P15"><text:s/>* Els moviments només s'efectuen en un eix, eix de les files (esquerra i dreta)</text:p>
      <text:p text:style-name="P15"><text:s/>* o eix de les columnes( amunt i avall), es a dir No existeixen moviments </text:p>
      <text:p text:style-name="P15"><text:s/>* en diagonal, per tant els moviments són amunt, avall, esquerra, dreta, quiet.</text:p>
      <text:p text:style-name="P15"><text:s/>*/</text:p>
      <text:p text:style-name="P15"/>
      <text:p text:style-name="P15"><text:s text:c="4"/>/**</text:p>
      <text:p text:style-name="P15"><text:s text:c="5"/>* @brief Retorna el increment que s'ha d'aplicar a la coordenada</text:p>
      <text:p text:style-name="P15"><text:s text:c="5"/>* columna de un Punt per efectuar un moviemnt en una direccio EDireccio</text:p>
      <text:p text:style-name="P15"><text:s text:c="5"/>* actual, dins de Laberint .</text:p>
      <text:p text:style-name="P15"><text:s text:c="5"/>*/</text:p>
      <text:p text:style-name="P15"><text:s text:c="4"/>public int obtenirIncrementColumna()</text:p>
      <text:p text:style-name="P15"/>
      <text:p text:style-name="P15"><text:s text:c="4"/>/**</text:p>
      <text:p text:style-name="P15"><text:s text:c="5"/>* @brief Retorna el increment que s'ha d'aplicar a la coordenada</text:p>
      <text:p text:style-name="P15"><text:s text:c="5"/>* fila de un Punt per efectuar un moviemnt en una direccio EDireccio</text:p>
      <text:p text:style-name="P15"><text:s text:c="5"/>* actual, dins de Laberint .</text:p>
      <text:p text:style-name="P15"><text:s text:c="5"/>*/</text:p>
      <text:p text:style-name="P15"><text:s text:c="4"/>public int obtenirIncrementFila()</text:p>
      <text:p text:style-name="P15"/>
      <text:p text:style-name="P15"><text:s text:c="4"/>/**</text:p>
      <text:p text:style-name="P15"><text:s text:c="5"/>* @brief Retorna el moviemt oposat al actual.</text:p>
      <text:p text:style-name="P15"><text:s text:c="5"/>* @return EDireccio oposat al actual.</text:p>
      <text:p text:style-name="P15"><text:s text:c="5"/>*/</text:p>
      <text:p text:style-name="P15"><text:s text:c="4"/>public EDireccio obtenirMovimentInvers()</text:p>
      <text:p text:style-name="P15"/>
      <text:p text:style-name="P15"><text:s text:c="4"/>/**</text:p>
      <text:p text:style-name="P15"><text:s text:c="5"/>* @brief Donada una EDireccio retorna totes les EDireccions possibles menys EDireccio.QUIET i _direccio.</text:p>
      <text:p text:style-name="P15"><text:s text:c="5"/>* @return Vector que conté totes les EDireccions possibles menys EDireccio.QUIET i _direccio.</text:p>
      <text:p text:style-name="P15"><text:s text:c="5"/>*/</text:p>
      <text:p text:style-name="P15"><text:s text:c="4"/>public static EDireccio[] obtenirRestaDireccions(EDireccio _direccio)</text:p>
      <text:p text:style-name="P15"/>
      <text:p text:style-name="P15"><text:s text:c="4"/>/**</text:p>
      <text:p text:style-name="P15"><text:s text:c="5"/>* @brief Donats dos punts retorna la direccio correcte per anar de origen a desti. </text:p>
      <text:p text:style-name="P15"><text:s text:c="5"/>* @pre origen i desti son adjacents</text:p>
      <text:p text:style-name="P15"><text:s text:c="5"/>* @return EDireccio corresponent al desplaçament de origen a desti</text:p>
      <text:p text:style-name="P15"><text:s text:c="5"/>* @exception ExceptionPunt si origen i desti no son adjacents.</text:p>
      <text:p text:style-name="P15"><text:s text:c="5"/>*/</text:p>
      <text:p text:style-name="P15"><text:s text:c="4"/>public static EDireccio obtenirDireccio(Punt origen, Punt desti )</text:p>
      <text:p text:style-name="P15"/>
      <text:p text:style-name="P5">Eelement</text:p>
      <text:p text:style-name="P15"/>
      <text:p text:style-name="P15">/**</text:p>
      <text:p text:style-name="P15"><text:s/>*</text:p>
      <text:p text:style-name="P15"><text:soft-page-break/><text:s/>* @author oscar</text:p>
      <text:p text:style-name="P15"><text:s/>* @brief Enumeracio dels diferents elements que conte un objecte del tipus</text:p>
      <text:p text:style-name="P15"><text:s/>* Laberint.</text:p>
      <text:p text:style-name="P15"><text:s/>*/</text:p>
      <text:p text:style-name="P15"/>
      <text:p text:style-name="P15"><text:s text:c="4"/>/**</text:p>
      <text:p text:style-name="P15"><text:s text:c="5"/>* @brief Retorna el caracter que representa a EElement</text:p>
      <text:p text:style-name="P15"><text:s text:c="5"/>* @details S'utilitza per a mostrar el EElement en consola.</text:p>
      <text:p text:style-name="P15"><text:s text:c="5"/>* @return Carater que representa a EElement.</text:p>
      <text:p text:style-name="P15"><text:s text:c="5"/>*/</text:p>
      <text:p text:style-name="P15"><text:s text:c="4"/>public char obtenirLletraRepresentacio()</text:p>
      <text:p text:style-name="P15"/>
      <text:p text:style-name="P15"><text:s text:c="4"/>/**</text:p>
      <text:p text:style-name="P15"><text:s text:c="5"/>* @brief Retorna la imatge que representa a EElement.</text:p>
      <text:p text:style-name="P15"><text:s text:c="5"/>*/</text:p>
      <text:p text:style-name="P15"><text:s text:c="4"/>public ImageIcon obtenirImatge()</text:p>
      <text:p text:style-name="P15"/>
      <text:p text:style-name="P15"><text:s text:c="4"/>/**</text:p>
      <text:p text:style-name="P15"><text:s text:c="5"/>* @brief Retorna el identificador de EElement.</text:p>
      <text:p text:style-name="P15"><text:s text:c="5"/>* @details S'utilitza per identificar els EElements a l'hora de tractar</text:p>
      <text:p text:style-name="P15"><text:s text:c="5"/>* fitxers.</text:p>
      <text:p text:style-name="P15"><text:s text:c="5"/>*/</text:p>
      <text:p text:style-name="P15"><text:s text:c="4"/>public final int obtenirId()</text:p>
      <text:p text:style-name="P15"/>
      <text:p text:style-name="P15"><text:s text:c="4"/>/**</text:p>
      <text:p text:style-name="P15"><text:s text:c="5"/>* @brief Diu si Objecte actual es un Fantasma.</text:p>
      <text:p text:style-name="P15"><text:s text:c="5"/>* @return Cert si Objecte actual es del tipus FANTASMA1, FANTASMA2, o FANTASMA3</text:p>
      <text:p text:style-name="P15"><text:s text:c="5"/>*/</text:p>
      <text:p text:style-name="P15"><text:s text:c="4"/>public boolean esEnemic()</text:p>
      <text:p text:style-name="P15"/>
      <text:p text:style-name="P15"><text:s text:c="4"/>/**</text:p>
      <text:p text:style-name="P15"><text:s text:c="5"/>* @brief Redimensiona la imatge que te associada cada EElement</text:p>
      <text:p text:style-name="P15"><text:s text:c="5"/>* @pre px &gt; 0.</text:p>
      <text:p text:style-name="P15"><text:s text:c="5"/>* @post imatges de EElements redimensionades a mida (px x px).</text:p>
      <text:p text:style-name="P15"><text:s text:c="5"/>*/</text:p>
      <text:p text:style-name="P15"><text:s text:c="4"/>public static void redimensionarImatges(int px)</text:p>
      <text:p text:style-name="P15"/>
      <text:p text:style-name="P15"><text:s text:c="4"/>/**</text:p>
      <text:p text:style-name="P15"><text:s text:c="5"/>* @brief Retorna el EElement amb identificador = id.</text:p>
      <text:p text:style-name="P15"><text:s text:c="5"/>* @return EElement amb identificador = id.</text:p>
      <text:p text:style-name="P15"><text:s text:c="5"/>*/</text:p>
      <text:p text:style-name="P15"><text:s text:c="4"/>public static EElement buscarElementPerId(int id)</text:p>
      <text:p text:style-name="P15"/>
      <text:p text:style-name="P5">ElaberintPredefinits</text:p>
      <text:p text:style-name="P16">/**</text:p>
      <text:p text:style-name="P16"><text:s/>*</text:p>
      <text:p text:style-name="P16"><text:s/>* @author oscar</text:p>
      <text:p text:style-name="P16"><text:s/>* @brief laberints que tenim predefinits en l'aplicació.</text:p>
      <text:p text:style-name="P16"><text:s/>*/</text:p>
      <text:p text:style-name="P16"/>
      <text:p text:style-name="P16"/>
      <text:p text:style-name="P6"><text:soft-page-break/>EfinalitzarPartida</text:p>
      <text:p text:style-name="P16">/**</text:p>
      <text:p text:style-name="P16"><text:s/>* @author oscar</text:p>
      <text:p text:style-name="P16"><text:s/>* </text:p>
      <text:p text:style-name="P16"><text:s/>* @brief</text:p>
      <text:p text:style-name="P16"><text:s/>* Excepció per quan hi ha algun problema al finalitzar la partida.</text:p>
      <text:p text:style-name="P16"><text:s/>*/</text:p>
      <text:p text:style-name="P16"/>
      <text:p text:style-name="P6">EformatLaberint</text:p>
      <text:p text:style-name="P16">/**</text:p>
      <text:p text:style-name="P16"><text:s/>* @author oscar</text:p>
      <text:p text:style-name="P16"><text:s/>* </text:p>
      <text:p text:style-name="P16"><text:s/>* @brief</text:p>
      <text:p text:style-name="P16"><text:s/>* Excepció per quan el laberint no té un format correcte.</text:p>
      <text:p text:style-name="P16"><text:s/>*/</text:p>
      <text:p text:style-name="P16"/>
      <text:p text:style-name="P6">EgeneradorLaberint</text:p>
      <text:p text:style-name="P16">/**</text:p>
      <text:p text:style-name="P16"><text:s/>* @author oscar</text:p>
      <text:p text:style-name="P16"><text:s/>* Excepció per quan hi ha hagut algun problema en el procés de generació de laberints.</text:p>
      <text:p text:style-name="P16"><text:s/>*/</text:p>
      <text:p text:style-name="P16"/>
      <text:p text:style-name="P6">Ehistoric</text:p>
      <text:p text:style-name="P16">/**</text:p>
      <text:p text:style-name="P16"><text:s/>* @author oscar</text:p>
      <text:p text:style-name="P16"><text:s/>* Excepció que indica que hi ha hagut un problema amb l'historic d'algun personatge.</text:p>
      <text:p text:style-name="P16"><text:s/>*/</text:p>
      <text:p text:style-name="P16"/>
      <text:p text:style-name="P6">EhistoricBuit</text:p>
      <text:p text:style-name="P16">/**</text:p>
      <text:p text:style-name="P16"><text:s/>* @author oscar</text:p>
      <text:p text:style-name="P16"><text:s/>* </text:p>
      <text:p text:style-name="P16"><text:s/>* @brief</text:p>
      <text:p text:style-name="P16"><text:s/>* Excepció que es llença quan es vol accedir al historic i aquest està buit.</text:p>
      <text:p text:style-name="P16"><text:s/>*/</text:p>
      <text:p text:style-name="P16"/>
      <text:p text:style-name="P6">EiniciarPartida</text:p>
      <text:p text:style-name="P16">/**</text:p>
      <text:p text:style-name="P16"><text:s/>* @author oscar</text:p>
      <text:p text:style-name="P16"><text:s/>* </text:p>
      <text:p text:style-name="P16"><text:s/>* @brief</text:p>
      <text:p text:style-name="P16"><text:s/>* Excepció per quan hi ha algun problema al iniciar la partida.</text:p>
      <text:p text:style-name="P16"><text:s/>*/</text:p>
      <text:p text:style-name="P16"/>
      <text:p text:style-name="P6">EitemMovibleIniciat</text:p>
      <text:p text:style-name="P16">/**</text:p>
      <text:p text:style-name="P16"><text:s/>* @author oscar</text:p>
      <text:p text:style-name="P16"><text:s/>* @brief</text:p>
      <text:p text:style-name="P16"><text:soft-page-break/><text:s/>* Excepció per quan s'ha iniciat un item que ja estava iniciat.</text:p>
      <text:p text:style-name="P16"><text:s/>*/</text:p>
      <text:p text:style-name="P16"/>
      <text:p text:style-name="P6">Elaberint</text:p>
      <text:p text:style-name="P16">/**</text:p>
      <text:p text:style-name="P16"><text:s/>* @author oscar</text:p>
      <text:p text:style-name="P16"><text:s/>* Excepció per quan hi ha hagut algun problema amb el laberint.</text:p>
      <text:p text:style-name="P16"><text:s/>*/</text:p>
      <text:p text:style-name="P16"/>
      <text:p text:style-name="P6">Epartida</text:p>
      <text:p text:style-name="P16">/**</text:p>
      <text:p text:style-name="P16"><text:s/>* @author oscar</text:p>
      <text:p text:style-name="P16"><text:s/>* </text:p>
      <text:p text:style-name="P16"><text:s/>* @brief</text:p>
      <text:p text:style-name="P16"><text:s/>* Excepció per quan hi ha hagut algun problema en l'evolució de la partida.</text:p>
      <text:p text:style-name="P16"><text:s/>*/</text:p>
      <text:p text:style-name="P16"/>
      <text:p text:style-name="P6">EbuscadorCamins</text:p>
      <text:p text:style-name="P16">/**</text:p>
      <text:p text:style-name="P16"><text:s/>*</text:p>
      <text:p text:style-name="P16"><text:s/>* @author Moises</text:p>
      <text:p text:style-name="P16"><text:s/>* @brief Excepcio que es llença en la cerca de Camins</text:p>
      <text:p text:style-name="P16"><text:s/>*/</text:p>
      <text:p text:style-name="P16"/>
      <text:p text:style-name="P6">Epunt</text:p>
      <text:p text:style-name="P16">/**</text:p>
      <text:p text:style-name="P16"><text:s/>*</text:p>
      <text:p text:style-name="P16"><text:s/>* @author Moises</text:p>
      <text:p text:style-name="P16"><text:s/>* @brief Excepcio que es llença en les operacions amb objectes Punt</text:p>
      <text:p text:style-name="P16"><text:s/>*/</text:p>
      <text:p text:style-name="P16">Historic_moviments</text:p>
      <text:p text:style-name="P16"/>
      <text:p text:style-name="P6">HistoricMoviments</text:p>
      <text:p text:style-name="P16">/**</text:p>
      <text:p text:style-name="P16"><text:s/>* @author oscar</text:p>
      <text:p text:style-name="P16"><text:s/>* @brief</text:p>
      <text:p text:style-name="P16"><text:s/>* Historic de moviments de caràcter FILO</text:p>
      <text:p text:style-name="P16"><text:s/>* </text:p>
      <text:p text:style-name="P16"><text:s/>* @invariant</text:p>
      <text:p text:style-name="P16"><text:s/>* nElements &gt;= 0</text:p>
      <text:p text:style-name="P16"><text:s/>*/</text:p>
      <text:p text:style-name="P16"/>
      <text:p text:style-name="P16"><text:s text:c="4"/>/**</text:p>
      <text:p text:style-name="P16"><text:s text:c="5"/>* @pre --;</text:p>
      <text:p text:style-name="P16"><text:s text:c="5"/>* @post s'ha creat un nou historic de moviments;</text:p>
      <text:p text:style-name="P16"><text:s text:c="5"/>*/</text:p>
      <text:p text:style-name="P16"><text:s text:c="4"/>public HistoricMoviments()</text:p>
      <text:p text:style-name="P16"/>
      <text:p text:style-name="P16"><text:s text:c="4"/>/**</text:p>
      <text:p text:style-name="P16"><text:soft-page-break/><text:s text:c="5"/>* @pre --;</text:p>
      <text:p text:style-name="P16"><text:s text:c="5"/>* @post s'ha afegit un nou moviment al historic;</text:p>
      <text:p text:style-name="P16"><text:s text:c="5"/>*/</text:p>
      <text:p text:style-name="P16"><text:s text:c="4"/>public void afegirMoviment(EDireccio nouMoviment)</text:p>
      <text:p text:style-name="P16"/>
      <text:p text:style-name="P16"><text:s text:c="4"/>/**</text:p>
      <text:p text:style-name="P16"><text:s text:c="5"/>* @pre l'historic no està buit;</text:p>
      <text:p text:style-name="P16"><text:s text:c="5"/>* @post s'ha retornat i eliminat l'últim element afegit al historic;</text:p>
      <text:p text:style-name="P16"><text:s text:c="5"/>*/</text:p>
      <text:p text:style-name="P16"><text:s text:c="4"/>public EDireccio eliminarMoviment()</text:p>
      <text:p text:style-name="P16"/>
      <text:p text:style-name="P16"><text:s text:c="4"/>/**</text:p>
      <text:p text:style-name="P16"><text:s text:c="5"/>* @pre l'historic no està buit;</text:p>
      <text:p text:style-name="P16"><text:s text:c="5"/>* @post s'ha retornat l'ultim moviment afegit;</text:p>
      <text:p text:style-name="P16"><text:s text:c="5"/>*/</text:p>
      <text:p text:style-name="P16"><text:s text:c="4"/>public EDireccio obtenirUltimMoviment()</text:p>
      <text:p text:style-name="P16"/>
      <text:p text:style-name="P16"><text:s text:c="4"/>/**</text:p>
      <text:p text:style-name="P16"><text:s text:c="5"/>* @pre --;</text:p>
      <text:p text:style-name="P16"><text:s text:c="5"/>* @post diu si l'historic està buit;</text:p>
      <text:p text:style-name="P16"><text:s text:c="5"/>*/</text:p>
      <text:p text:style-name="P16"><text:s text:c="4"/>public boolean esBuida()</text:p>
      <text:p text:style-name="P16"/>
      <text:p text:style-name="P16"><text:s text:c="4"/>/**</text:p>
      <text:p text:style-name="P16"><text:s text:c="5"/>* @pre --;</text:p>
      <text:p text:style-name="P16"><text:s text:c="5"/>* @post s'ha retornat el nombre d'elements que contè l'historic;</text:p>
      <text:p text:style-name="P16"><text:s text:c="5"/>*/</text:p>
      <text:p text:style-name="P16"><text:s text:c="4"/>public int obtenirMida()</text:p>
      <text:p text:style-name="P16"/>
      <text:p text:style-name="P6">Pila</text:p>
      <text:p text:style-name="P16">/**</text:p>
      <text:p text:style-name="P16"><text:s/>* @author oscar</text:p>
      <text:p text:style-name="P16"><text:s/>* @brief</text:p>
      <text:p text:style-name="P16"><text:s/>* Estructura de dades de tipus FILO on</text:p>
      <text:p text:style-name="P16"><text:s/>* afegir té cost O(1)</text:p>
      <text:p text:style-name="P16"><text:s/>* cim té cost O(1)</text:p>
      <text:p text:style-name="P16"><text:s/>* desenpilar té cost O(1)</text:p>
      <text:p text:style-name="P16"><text:s/>* esBuida té cost O(1)</text:p>
      <text:p text:style-name="P16"><text:s/>* </text:p>
      <text:p text:style-name="P16"><text:s/>* @invariant</text:p>
      <text:p text:style-name="P16"><text:s/>* mentre la pila estigui buida cim ha de ser null altrament no pot ser null.</text:p>
      <text:p text:style-name="P16"><text:s/>*/</text:p>
      <text:p text:style-name="P16"/>
      <text:p text:style-name="P16"><text:s text:c="4"/>/**</text:p>
      <text:p text:style-name="P16"><text:s text:c="5"/>* @pre: --;</text:p>
      <text:p text:style-name="P16"><text:s text:c="5"/>* @post: dada està en el cim de la pila, COST O(1);</text:p>
      <text:p text:style-name="P16"><text:s text:c="5"/>*/</text:p>
      <text:p text:style-name="P16"><text:s text:c="4"/>public void afegir(T dada)</text:p>
      <text:p text:style-name="P16"/>
      <text:p text:style-name="P16"><text:s text:c="4"/>/**</text:p>
      <text:p text:style-name="P16"><text:s text:c="5"/>* @pre: --;</text:p>
      <text:p text:style-name="P16"><text:s text:c="5"/>* @post: em retornat el cim de la pila, COST O(1);</text:p>
      <text:p text:style-name="P16"><text:soft-page-break/><text:s text:c="5"/>*/</text:p>
      <text:p text:style-name="P16"><text:s text:c="4"/>public T cim()</text:p>
      <text:p text:style-name="P16"/>
      <text:p text:style-name="P16"><text:s text:c="4"/>/**</text:p>
      <text:p text:style-name="P16"><text:s text:c="5"/>* @pre: la pila no és buida;</text:p>
      <text:p text:style-name="P16"><text:s text:c="5"/>* @post: em desenpilat el cim de la pila, COST O(1);</text:p>
      <text:p text:style-name="P16"><text:s text:c="5"/>*/</text:p>
      <text:p text:style-name="P16"><text:s text:c="4"/>public T desenpilar()</text:p>
      <text:p text:style-name="P16"/>
      <text:p text:style-name="P16"><text:s text:c="4"/>/**</text:p>
      <text:p text:style-name="P16"><text:s text:c="5"/>* @pre: --;</text:p>
      <text:p text:style-name="P16"><text:s text:c="5"/>* @post: diu si la pila està buida, COST O(1);</text:p>
      <text:p text:style-name="P16"><text:s text:c="5"/>*/</text:p>
      <text:p text:style-name="P16"><text:s text:c="4"/>public boolean esBuida()</text:p>
      <text:p text:style-name="P17"/>
      <text:p text:style-name="P7">Laberint</text:p>
      <text:p text:style-name="P18">/**</text:p>
      <text:p text:style-name="P18"><text:s/>* @author oscar</text:p>
      <text:p text:style-name="P18"><text:s/>* @brief</text:p>
      <text:p text:style-name="P18"><text:s/>* class que contè un tauler amb elements que es poden desplasar, no coneix</text:p>
      <text:p text:style-name="P18"><text:s/>* en cap moment l'estat el seu estat sino que només coneix la seva representació.</text:p>
      <text:p text:style-name="P18"><text:s/>* </text:p>
      <text:p text:style-name="P18"><text:s/>* El laberint s'ha de poder comunicar amb la partida per noficiar quan no queden</text:p>
      <text:p text:style-name="P18"><text:s/>* monedes o quan s'ha obtingut un item (mongeta, patins o monedes x 2).</text:p>
      <text:p text:style-name="P18"><text:s/>* </text:p>
      <text:p text:style-name="P18"><text:s/>* També caldrà que pugui enviar missatges a un pintador per així poder representar-se de forma gràfica.</text:p>
      <text:p text:style-name="P18"><text:s/>* </text:p>
      <text:p text:style-name="P18"><text:s/>* @invariant</text:p>
      <text:p text:style-name="P18"><text:s/>* nMonedes conté en tot moment el nombre de monedes que hi ha en el laberint,</text:p>
      <text:p text:style-name="P18"><text:s/>* costat &gt;= Utils.Constants.MINIM_COSTAT_LABERINT, tauler és una matriu cuadrada de costat x costat,</text:p>
      <text:p text:style-name="P18"><text:s/>* pintador no pot ser null i nMonedesPerItem &gt; 0</text:p>
      <text:p text:style-name="P18"><text:s/>*/</text:p>
      <text:p text:style-name="P18"/>
      <text:p text:style-name="P18"><text:s text:c="4"/>/**</text:p>
      <text:p text:style-name="P18"><text:s text:c="5"/>* @pre el fitxer existeix i té un format correcte;</text:p>
      <text:p text:style-name="P18"><text:s text:c="5"/>* @post em creat un laberint a partir del fitxer que forma part de la partida i</text:p>
      <text:p text:style-name="P18"><text:s text:c="5"/>* que la seva representació gràfica serà sobre pintadorLaberint;</text:p>
      <text:p text:style-name="P18"><text:s text:c="5"/>*/</text:p>
      <text:p text:style-name="P18"><text:s text:c="4"/>public Laberint(String fitxer,</text:p>
      <text:p text:style-name="P18"><text:s text:c="20"/>Partida partida, </text:p>
      <text:p text:style-name="P18"><text:s text:c="20"/>IPintadorLaberint pintadorLaberint) throws EFormatLaberint</text:p>
      <text:p text:style-name="P18"/>
      <text:p text:style-name="P18"><text:s text:c="4"/>/**</text:p>
      <text:p text:style-name="P18"><text:s text:c="5"/>* @pre elements ha de ser una matriu cuadrada;</text:p>
      <text:p text:style-name="P18"><text:s text:c="5"/>* @post em creat un laberint a partir de elements i forma part de partida;</text:p>
      <text:p text:style-name="P18"><text:s text:c="5"/>*/</text:p>
      <text:p text:style-name="P18"><text:s text:c="4"/>public Laberint(EElement elements[][], Partida partida)</text:p>
      <text:p text:style-name="P18"/>
      <text:p text:style-name="P18"/>
      <text:p text:style-name="P18"><text:s text:c="4"/>/**</text:p>
      <text:p text:style-name="P18"><text:soft-page-break/><text:s text:c="5"/>* @pre: --;</text:p>
      <text:p text:style-name="P18"><text:s text:c="5"/>* @post: retornem si la posició és valida dins del tauler, per valida entenem</text:p>
      <text:p text:style-name="P18"><text:s text:c="5"/>* que no surt del rang del tauler i no és paret;</text:p>
      <text:p text:style-name="P18"><text:s text:c="5"/>*/</text:p>
      <text:p text:style-name="P18"><text:s text:c="4"/>public boolean posicioValida(Punt posicio)</text:p>
      <text:p text:style-name="P18"/>
      <text:p text:style-name="P18"/>
      <text:p text:style-name="P18"><text:s text:c="4"/>/**</text:p>
      <text:p text:style-name="P18"><text:s text:c="5"/>* @pre: --;</text:p>
      <text:p text:style-name="P18"><text:s text:c="5"/>* @post: retornem l'element ubicat en posició, si la posició no és valida es retorna PARET;</text:p>
      <text:p text:style-name="P18"><text:s text:c="5"/>*/</text:p>
      <text:p text:style-name="P18"><text:s text:c="4"/>public EElement obtenirElement(Punt posicio)</text:p>
      <text:p text:style-name="P18"/>
      <text:p text:style-name="P18"><text:s text:c="4"/>/**</text:p>
      <text:p text:style-name="P18"><text:s text:c="5"/>* @pre en origen hi ha un item, origen desplaçat per direccio produeix una </text:p>
      <text:p text:style-name="P18"><text:s text:c="5"/>* posició valida i direccio != QUIET;</text:p>
      <text:p text:style-name="P18"><text:s text:c="5"/>* @post en cas que origen desplaçat per direcció sigui legal (per legal </text:p>
      <text:p text:style-name="P18"><text:s text:c="5"/>* entenem que no trapitja un enemic ni a en pacman)</text:p>
      <text:p text:style-name="P18"><text:s text:c="5"/>* </text:p>
      <text:p text:style-name="P18"><text:s text:c="5"/>* llavors: em desplasat item de origen al punt generat amb la direcció i en origen</text:p>
      <text:p text:style-name="P18"><text:s text:c="5"/>* <text:s text:c="9"/>hi em restaurat elementARestaurar, em retornat l'element capturat;</text:p>
      <text:p text:style-name="P18"><text:s text:c="5"/>* </text:p>
      <text:p text:style-name="P18"><text:s text:c="5"/>* altrament, el moviment no és legal i</text:p>
      <text:p text:style-name="P18"><text:s text:c="5"/>* <text:s text:c="9"/>retornem null;</text:p>
      <text:p text:style-name="P18"><text:s text:c="5"/>*/</text:p>
      <text:p text:style-name="P18"><text:s text:c="4"/>public synchronized EElement moureItem(Punt origen, EDireccio direccio, EElement elementARestaurar)</text:p>
      <text:p text:style-name="P18"/>
      <text:p text:style-name="P18"><text:s text:c="4"/>/**</text:p>
      <text:p text:style-name="P18"><text:s text:c="5"/>* @pre en origen hi ha un personatge, origen desplaçat per direccio produeix </text:p>
      <text:p text:style-name="P18"><text:s text:c="5"/>* una posició valida i direccio != QUIET;</text:p>
      <text:p text:style-name="P18"><text:s text:c="5"/>* @post en cas que origen desplaçat per direcció sigui legal (per legal </text:p>
      <text:p text:style-name="P18"><text:s text:c="5"/>* entenem que no trapitja un enemic ni a en pacman a no ser que tingui super poders)</text:p>
      <text:p text:style-name="P18"><text:s text:c="5"/>* </text:p>
      <text:p text:style-name="P18"><text:s text:c="5"/>* llavors: em desplasat personatge de origen al punt generat amb la direcció i en origen</text:p>
      <text:p text:style-name="P18"><text:s text:c="5"/>* <text:s text:c="9"/>hi em deixat RES, em retornat l'element capturat;</text:p>
      <text:p text:style-name="P18"><text:s text:c="5"/>* </text:p>
      <text:p text:style-name="P18"><text:s text:c="5"/>* altrament, el moviment no és legal:</text:p>
      <text:p text:style-name="P18"><text:s text:c="5"/>* <text:s text:c="9"/>retornem null;</text:p>
      <text:p text:style-name="P18"><text:s text:c="5"/>*/</text:p>
      <text:p text:style-name="P18"><text:s text:c="4"/>public synchronized EElement mourePersonatge(Punt origen, EDireccio direccio, ImageIcon imatge, boolean superPoders)</text:p>
      <text:p text:style-name="P18"/>
      <text:p text:style-name="P18"><text:s text:c="4"/>/**</text:p>
      <text:p text:style-name="P18"><text:s text:c="5"/>* @pre --</text:p>
      <text:p text:style-name="P18"><text:s text:c="5"/>* @post retornem la posició on hi ha en pacman;</text:p>
      <text:p text:style-name="P18"><text:s text:c="5"/>*/</text:p>
      <text:p text:style-name="P18"><text:s text:c="4"/>public Punt obtenirPosicioPacman()</text:p>
      <text:p text:style-name="P18"/>
      <text:p text:style-name="P18"/>
      <text:p text:style-name="P18"><text:s text:c="4"/>/**</text:p>
      <text:p text:style-name="P18"><text:s text:c="5"/>* @pre --;</text:p>
      <text:p text:style-name="P18"><text:soft-page-break/><text:s text:c="5"/>* @post em retornat la posició del tauler on hi ha l'enemic;</text:p>
      <text:p text:style-name="P18"><text:s text:c="5"/>*/</text:p>
      <text:p text:style-name="P18"><text:s text:c="4"/>public Punt obtenirPosicioInicialEnemic()</text:p>
      <text:p text:style-name="P18"/>
      <text:p text:style-name="P18"/>
      <text:p text:style-name="P18"><text:s text:c="4"/>/**</text:p>
      <text:p text:style-name="P18"><text:s text:c="5"/>* @pre --;</text:p>
      <text:p text:style-name="P18"><text:s text:c="5"/>* @post em assignat un controlador de teclat asociat al pintador;</text:p>
      <text:p text:style-name="P18"><text:s text:c="5"/>*/</text:p>
      <text:p text:style-name="P18"><text:s text:c="4"/>public void assignarControladorTeclat(KeyListener listener)</text:p>
      <text:p text:style-name="P18"/>
      <text:p text:style-name="P18"><text:s text:c="4"/>/**</text:p>
      <text:p text:style-name="P18"><text:s text:c="5"/>* @pre --;</text:p>
      <text:p text:style-name="P18"><text:s text:c="5"/>* @post em retornat la mida del costat del laberint;</text:p>
      <text:p text:style-name="P18"><text:s text:c="5"/>*/</text:p>
      <text:p text:style-name="P18"><text:s text:c="4"/>public int obtenirMidaCostatTauler()</text:p>
      <text:p text:style-name="P18"/>
      <text:p text:style-name="P18"><text:s text:c="4"/>/**</text:p>
      <text:p text:style-name="P18"><text:s text:c="5"/>* @pre --;</text:p>
      <text:p text:style-name="P18"><text:s text:c="5"/>* @post em pintat el laberint sobre un surface gràfic;</text:p>
      <text:p text:style-name="P18"><text:s text:c="5"/>*/</text:p>
      <text:p text:style-name="P18"><text:s text:c="4"/>public void pintarLaberint()</text:p>
      <text:p text:style-name="P18"/>
      <text:p text:style-name="P18"><text:s text:c="4"/>/**</text:p>
      <text:p text:style-name="P18"><text:s text:c="5"/>* @pre --;</text:p>
      <text:p text:style-name="P18"><text:s text:c="5"/>* @post em obtingut la mida que ha de fer una imatge dins d'una casella del tauler;</text:p>
      <text:p text:style-name="P18"><text:s text:c="5"/>*/</text:p>
      <text:p text:style-name="P18"><text:s text:c="4"/>public Dimension obtenirMidaImatge()</text:p>
      <text:p text:style-name="P18"/>
      <text:p text:style-name="P18"/>
      <text:p text:style-name="P18"><text:s text:c="4"/>/**</text:p>
      <text:p text:style-name="P18"><text:s text:c="5"/>* @pre --;</text:p>
      <text:p text:style-name="P18"><text:s text:c="5"/>* @post em retornat el nombre de monedes que hi ha en el laberint;</text:p>
      <text:p text:style-name="P18"><text:s text:c="5"/>*/</text:p>
      <text:p text:style-name="P18"><text:s text:c="4"/>public synchronized int obtenirMonedes()</text:p>
      <text:p text:style-name="P18"/>
      <text:p text:style-name="P18"/>
      <text:p text:style-name="P7">LaberintAleatori</text:p>
      <text:p text:style-name="P18">/**</text:p>
      <text:p text:style-name="P18"><text:s/>* @author oscar</text:p>
      <text:p text:style-name="P18"><text:s/>* @brief</text:p>
      <text:p text:style-name="P18"><text:s/>* Laberint amb camins aleatoris, l'estrategia per generar laberints d'aquest tipus és:</text:p>
      <text:p text:style-name="P18"><text:s/>* Posar en pacman al extrem esquerra superior "casella [0, 0]" i l'enemic especificat</text:p>
      <text:p text:style-name="P18"><text:s/>* en l'extrem inferior dret "casella [N-1, N-1].</text:p>
      <text:p text:style-name="P18"><text:s/>* </text:p>
      <text:p text:style-name="P18"><text:s/>* Llavors sortejar una casella dins del tauler, buscar la posició habilitada</text:p>
      <text:p text:style-name="P18"><text:s/>* més propera al punt sortejat i traçar un camí, en tot el camí es van posant</text:p>
      <text:p text:style-name="P18"><text:s/>* monedes.</text:p>
      <text:p text:style-name="P18"><text:s/>* </text:p>
      <text:p text:style-name="P18"><text:s/>* Aquest procés s'ha de repetir fins arribar a un nombre de monedes proporcional</text:p>
      <text:p text:style-name="P18"><text:s/>* a la mida del tauler i mentre el tauler no sigui valid.</text:p>
      <text:p text:style-name="P18"><text:s/>* </text:p>
      <text:p text:style-name="P18"><text:soft-page-break/><text:s/>* Per validar el tauler s'utilitza la classe ValidadorLaberint.java</text:p>
      <text:p text:style-name="P18"><text:s/>*/</text:p>
      <text:p text:style-name="P18"/>
      <text:p text:style-name="P18"><text:s text:c="4"/>/**</text:p>
      <text:p text:style-name="P18"><text:s text:c="5"/>* @pre costat &gt; 5 i enemic és Fantasma1, Fantasma2 o Fantasma3</text:p>
      <text:p text:style-name="P18"><text:s text:c="5"/>* @post em cret un labrint aleatori (costat x costat) que forma part de partida, es pintarà a traves</text:p>
      <text:p text:style-name="P18"><text:s text:c="5"/>* de pintadorLaberint i on l'extrem superior esquerra [0, 0] hi ha en pacman </text:p>
      <text:p text:style-name="P18"><text:s text:c="5"/>* i en l'extrem inferior dret hi ha l'enemic;</text:p>
      <text:p text:style-name="P18"><text:s text:c="5"/>*/</text:p>
      <text:p text:style-name="P18"><text:s text:c="4"/>public LaberintAleatori(Partida partida, int costat, EElement enemic, IPintadorLaberint pintadorLaberint)</text:p>
      <text:p text:style-name="P18"/>
      <text:p text:style-name="P7">LaberintLinealHoritzontal</text:p>
      <text:p text:style-name="P18"/>
      <text:p text:style-name="P18">/**</text:p>
      <text:p text:style-name="P18"><text:s/>* @author oscar</text:p>
      <text:p text:style-name="P18"><text:s/>* @brief</text:p>
      <text:p text:style-name="P18"><text:s/>* Laberint amb camins horitzontals, l'estrategia per generar laberints d'aquest tipus és:</text:p>
      <text:p text:style-name="P18"><text:s/>* Posar tota una columna de monedes en la columna nùmero 0 i una en la columna nùmero n-1</text:p>
      <text:p text:style-name="P18"><text:s/>* llavors situar en pacman en la posició [0, 0] i fer posar tot de monedes a totes</text:p>
      <text:p text:style-name="P18"><text:s/>* les files que són un número parell (0, 2, 4 ...) </text:p>
      <text:p text:style-name="P18"><text:s/>* </text:p>
      <text:p text:style-name="P18"><text:s/>* L'únic requisit per aquest tipus de laberint és que el seu costat ha de ser imparell</text:p>
      <text:p text:style-name="P18"><text:s/>* per fer quadrar les files de paret.</text:p>
      <text:p text:style-name="P18"><text:s/>* </text:p>
      <text:p text:style-name="P18"><text:s/>* Aquest algorisme genera sempre un laberint valid.</text:p>
      <text:p text:style-name="P18"><text:s/>*/</text:p>
      <text:p text:style-name="P18"/>
      <text:p text:style-name="P18"><text:s text:c="4"/>/**</text:p>
      <text:p text:style-name="P18"><text:s text:c="5"/>* @pre costat &gt;= Utils.Constants.MINIM_COSTAT_LABERINT i enemic és un dels fantasmes.</text:p>
      <text:p text:style-name="P18"><text:s text:c="5"/>* @post em creat un laberint de caràcter lineal i horitzontal amb partida, costat</text:p>
      <text:p text:style-name="P18"><text:s text:c="5"/>* enemic i un pintador per representar el laberint gràficament.</text:p>
      <text:p text:style-name="P18"><text:s text:c="5"/>*/</text:p>
      <text:p text:style-name="P18"><text:s text:c="4"/>public LaberintLinealHoritzontal(Partida partida, int costat, EElement enemic, IPintadorLaberint pintadorLaberint)</text:p>
      <text:p text:style-name="P18"/>
      <text:p text:style-name="P7">LaberintLinealVertical</text:p>
      <text:p text:style-name="P18">/**</text:p>
      <text:p text:style-name="P18"><text:s/>* @author oscar</text:p>
      <text:p text:style-name="P18"><text:s/>* @brief</text:p>
      <text:p text:style-name="P18"><text:s/>* Laberint amb camins verticals, l'estrategia per generar laberints d'aquest tipus és:</text:p>
      <text:p text:style-name="P18"><text:s/>* Posar tota una fila de monedes en la fila nùmero 0 i una en la fila nùmero n-1.</text:p>
      <text:p text:style-name="P18"><text:s/>* </text:p>
      <text:p text:style-name="P18"><text:s/>* llavors situar en pacman en la posició [0, 0] i fer posar tot de monedes a totes</text:p>
      <text:p text:style-name="P18"><text:s/>* les columnes que són un número parell (0, 2, 4 ...) </text:p>
      <text:p text:style-name="P18"><text:s/>* </text:p>
      <text:p text:style-name="P18"><text:s/>* L'únic requisit per aquest tipus de laberint és que el seu costat ha de ser imparell</text:p>
      <text:p text:style-name="P18"><text:s/>* per fer quadrar les columnes de paret.</text:p>
      <text:p text:style-name="P18"><text:s/>* </text:p>
      <text:p text:style-name="P18"><text:s/>* Aquest algorisme genera sempre un laberint valid.</text:p>
      <text:p text:style-name="P18"><text:s/>*/</text:p>
      <text:p text:style-name="P18"><text:soft-page-break/></text:p>
      <text:p text:style-name="P22"><text:s text:c="4"/>/**</text:p>
      <text:p text:style-name="P22"><text:s text:c="5"/>* @pre costat &gt;= Utils.Constants.MINIM_COSTAT_LABERINT i enemic és un dels fantasmes.</text:p>
      <text:p text:style-name="P22"><text:s text:c="5"/>* @post em creat un laberint de caràcter lineal i vertical amb partida, costat</text:p>
      <text:p text:style-name="P22"><text:s text:c="5"/>* enemic i un pintador per representar el laberint gràficament.</text:p>
      <text:p text:style-name="P22"><text:s text:c="5"/>*/</text:p>
      <text:p text:style-name="P22"><text:s text:c="4"/>public LaberintLinealVertical(Partida partida, int costat, EElement enemic, IPintadorLaberint pintadorLaberint)</text:p>
      <text:p text:style-name="P18"/>
      <text:p text:style-name="P7">Fantasma1</text:p>
      <text:p text:style-name="P18">/**</text:p>
      <text:p text:style-name="P18"><text:s/>* @author oscar</text:p>
      <text:p text:style-name="P18"><text:s/>* @brief</text:p>
      <text:p text:style-name="P18"><text:s/>* Eenemic més bàsic i facil de guanyar contra el que pots jugar en una partida.</text:p>
      <text:p text:style-name="P18"><text:s/>* </text:p>
      <text:p text:style-name="P18"><text:s/>* CARACTERISTIQUES DEL FANTASMA </text:p>
      <text:p text:style-name="P18"><text:s/>* Els seus moviments són totalment aleatoris.</text:p>
      <text:p text:style-name="P18"><text:s/>* Sempre serà igual de dolent (estigui com estigui el tauler)</text:p>
      <text:p text:style-name="P18"><text:s/>*/</text:p>
      <text:p text:style-name="P18"/>
      <text:p text:style-name="P18"><text:s text:c="4"/>/**</text:p>
      <text:p text:style-name="P18"><text:s text:c="5"/>* @pre inici és un punt valid dins de laberint.</text:p>
      <text:p text:style-name="P18"><text:s text:c="5"/>* @post em creat el fantasma 1 i està dins de laberint en la posició inici i jugant partida.</text:p>
      <text:p text:style-name="P18"><text:s text:c="5"/>*/</text:p>
      <text:p text:style-name="P18"><text:s text:c="4"/>public Fantasma1(Partida partida, Laberint laberint, Punt inici)</text:p>
      <text:p text:style-name="P18"/>
      <text:p text:style-name="P7">Fantasma2</text:p>
      <text:p text:style-name="P18"/>
      <text:p text:style-name="P19">/**</text:p>
      <text:p text:style-name="P19"><text:s/>* @author oscar</text:p>
      <text:p text:style-name="P19"><text:s/>* </text:p>
      <text:p text:style-name="P19"><text:s/>* @brief</text:p>
      <text:p text:style-name="P19"><text:s/>* Eenemic úna mica més elaborat que Fantasma 1.</text:p>
      <text:p text:style-name="P19"><text:s/>* </text:p>
      <text:p text:style-name="P19"><text:s/>* CARACTERISTIQUES DEL FANTASMA.</text:p>
      <text:p text:style-name="P19"><text:s/>* La seva visibilitat només és en linia recta per tant per tant només valora</text:p>
      <text:p text:style-name="P19"><text:s/>* les quatre direccions (fins a trobar paret) en las que pot anar i decideix </text:p>
      <text:p text:style-name="P19"><text:s/>* quina és la que més li interesa.</text:p>
      <text:p text:style-name="P19"><text:s/>* </text:p>
      <text:p text:style-name="P19"><text:s/>* Es bo especialment quan hi ha moltes coses en el laberint.</text:p>
      <text:p text:style-name="P19"><text:s/>*/</text:p>
      <text:p text:style-name="P18"/>
      <text:p text:style-name="P19"><text:s text:c="4"/>/**</text:p>
      <text:p text:style-name="P19"><text:s text:c="5"/>* @pre inici és un punt valid dins de laberint.</text:p>
      <text:p text:style-name="P19"><text:s text:c="5"/>* @post em creat el fantasma 1 i està dins de laberint en la posició inici i jugant partida.</text:p>
      <text:p text:style-name="P19"><text:s text:c="5"/>*/</text:p>
      <text:p text:style-name="P19"><text:s text:c="4"/>public Fantasma2(Partida partida, Laberint laberint, Punt inici)</text:p>
      <text:p text:style-name="P18"/>
      <text:p text:style-name="P7">Fantasma3</text:p>
      <text:p text:style-name="P19">/**</text:p>
      <text:p text:style-name="P19"><text:soft-page-break/><text:s/>*</text:p>
      <text:p text:style-name="P19"><text:s/>* @author Moises</text:p>
      <text:p text:style-name="P19"><text:s/>* @brief Implementació del comportament de Fantasma3</text:p>
      <text:p text:style-name="P19"><text:s/>*/</text:p>
      <text:p text:style-name="P19"/>
      <text:p text:style-name="P19"><text:s text:c="4"/>/**</text:p>
      <text:p text:style-name="P19"><text:s text:c="5"/>* @brief Constructor de Fantasma3</text:p>
      <text:p text:style-name="P19"><text:s text:c="5"/>* @param partida Partida actual.</text:p>
      <text:p text:style-name="P19"><text:s text:c="5"/>* @param laberint Laberint actual.</text:p>
      <text:p text:style-name="P19"><text:s text:c="5"/>* @param inici Punt on apareixera Item.</text:p>
      <text:p text:style-name="P19"><text:s text:c="5"/>* @post Objecte actual ja interectua amb EElements de Laberint.</text:p>
      <text:p text:style-name="P19"><text:s text:c="5"/>*/</text:p>
      <text:p text:style-name="P19"><text:s text:c="4"/>public Fantasma3(Partida partida, Laberint laberint, Punt inici)</text:p>
      <text:p text:style-name="P18"/>
      <text:p text:style-name="P7">Item</text:p>
      <text:p text:style-name="P18"/>
      <text:p text:style-name="P19">/**</text:p>
      <text:p text:style-name="P19"><text:s/>*</text:p>
      <text:p text:style-name="P19"><text:s/>* @author Moises</text:p>
      <text:p text:style-name="P19"><text:s/>* @brief Implementació del comportament dels items (PATINS, MONEDES_X2, MONGETA).</text:p>
      <text:p text:style-name="P19"><text:s/>*/</text:p>
      <text:p text:style-name="P18"/>
      <text:p text:style-name="P19"><text:s text:c="4"/>/**</text:p>
      <text:p text:style-name="P19"><text:s text:c="5"/>* @brief Constructor de Item</text:p>
      <text:p text:style-name="P19"><text:s text:c="5"/>* @param partida Partida actual.</text:p>
      <text:p text:style-name="P19"><text:s text:c="5"/>* @param tipusElement Tipus de EElement de objecte actual.</text:p>
      <text:p text:style-name="P19"><text:s text:c="5"/>* @param elementTrapitjat EElement contingut a la cel·la inici.</text:p>
      <text:p text:style-name="P19"><text:s text:c="5"/>* @param laberint Laberint actual.</text:p>
      <text:p text:style-name="P19"><text:s text:c="5"/>* @param inici Punt on apareixera Item.</text:p>
      <text:p text:style-name="P19"><text:s text:c="5"/>* @post Objecte actual ja interectua amb EElements de Laberint.</text:p>
      <text:p text:style-name="P19"><text:s text:c="5"/>*/</text:p>
      <text:p text:style-name="P19"><text:s text:c="4"/>public Item(Partida partida, EElement tipusElement, EElement elementTrapitjat, Laberint laberint, Punt inici)</text:p>
      <text:p text:style-name="P18"/>
      <text:p text:style-name="P19"><text:s text:c="4"/>/**</text:p>
      <text:p text:style-name="P19"><text:s text:c="5"/>* @brief Retorna el element el qual esta a la mateixa cel·la que item.</text:p>
      <text:p text:style-name="P19"><text:s text:c="5"/>* @details Laberint conté un EElements per cel·la. Quan item es mou es necessita </text:p>
      <text:p text:style-name="P19"><text:s text:c="5"/>* guardar el EElement que contenia la cel·la actual on es troba el item.</text:p>
      <text:p text:style-name="P19"><text:s text:c="5"/>* @return Element que hi ha a la mateixa cel·la que item.</text:p>
      <text:p text:style-name="P19"><text:s text:c="5"/>*/</text:p>
      <text:p text:style-name="P19"><text:s text:c="4"/>public EElement obtenirElementTrapitgat()</text:p>
      <text:p text:style-name="P18"/>
      <text:p text:style-name="P7">ItemMovible</text:p>
      <text:p text:style-name="P18"/>
      <text:p text:style-name="P19">/**</text:p>
      <text:p text:style-name="P19"><text:s/>*</text:p>
      <text:p text:style-name="P19"><text:s/>* @author oscar</text:p>
      <text:p text:style-name="P19"><text:s/>* @brief Objecte amb la capacitat de moures per les diferents poscions d'un Laberint </text:p>
      <text:p text:style-name="P19"><text:s/>* durant una Partida.</text:p>
      <text:p text:style-name="P19"><text:s/>*/</text:p>
      <text:p text:style-name="P18"/>
      <text:p text:style-name="P19"><text:soft-page-break/><text:s text:c="4"/>/**</text:p>
      <text:p text:style-name="P19"><text:s text:c="5"/>* @brief Inicialitzacio de un ItemMovible</text:p>
      <text:p text:style-name="P19"><text:s text:c="5"/>* @post </text:p>
      <text:p text:style-name="P19"><text:s text:c="5"/>* temporitzador inicialitzat</text:p>
      <text:p text:style-name="P19"><text:s text:c="5"/>* següent Moviment calculat</text:p>
      <text:p text:style-name="P19"><text:s text:c="5"/>* iniciat = true</text:p>
      <text:p text:style-name="P19"><text:s text:c="5"/>* @exception EItemMovibleIniciat si ItemMovible ja estava incialitzat.</text:p>
      <text:p text:style-name="P19"><text:s text:c="5"/>*/</text:p>
      <text:p text:style-name="P19"><text:s text:c="4"/>public void iniciarItemMovible()</text:p>
      <text:p text:style-name="P18"/>
      <text:p text:style-name="P18"/>
      <text:p text:style-name="P19"><text:s text:c="4"/>/**</text:p>
      <text:p text:style-name="P19"><text:s text:c="5"/>* @brief Retorna el temps utilitzat nomes en calcul de moviments de un ItemMovible, durant una partida.</text:p>
      <text:p text:style-name="P19"><text:s text:c="5"/>* @return Temps total de càlcul de moviments.</text:p>
      <text:p text:style-name="P19"><text:s text:c="5"/>*/</text:p>
      <text:p text:style-name="P19"><text:s text:c="4"/>public long obtenirTempsTotalCalcul()</text:p>
      <text:p text:style-name="P18"/>
      <text:p text:style-name="P19"><text:s text:c="4"/>/**</text:p>
      <text:p text:style-name="P19"><text:s text:c="5"/>* @brief Descripció del metode que realitza un moviment dins de la estructura de Laberint.</text:p>
      <text:p text:style-name="P19"><text:s text:c="5"/>* @return EELement que contenia la posicio on s'ha desplaçat ItemMovible.</text:p>
      <text:p text:style-name="P19"><text:s text:c="5"/>*/</text:p>
      <text:p text:style-name="P19"><text:s text:c="4"/>public abstract EElement realitzarMoviment()</text:p>
      <text:p text:style-name="P19"><text:s text:c="4"/></text:p>
      <text:p text:style-name="P19"><text:s text:c="4"/>/**</text:p>
      <text:p text:style-name="P19"><text:s text:c="5"/>* @brief Descripcio del metode on s'implementara les logiques de cada ItemMovible per a calcular el seu proxim moviment.</text:p>
      <text:p text:style-name="P19"><text:s text:c="5"/>* @return EDireccio Calculada.</text:p>
      <text:p text:style-name="P19"><text:s text:c="5"/>*/</text:p>
      <text:p text:style-name="P19"><text:s text:c="4"/>public abstract EDireccio calcularMoviment()</text:p>
      <text:p text:style-name="P19"><text:s text:c="4"/></text:p>
      <text:p text:style-name="P19"><text:s text:c="4"/>/**</text:p>
      <text:p text:style-name="P19"><text:s text:c="5"/>* @brief Descripcio del metode per obtenir el nom que identifica al subtipus de ItemMovible.</text:p>
      <text:p text:style-name="P19"><text:s text:c="5"/>* @return Nom que identifica al subtipus de ItemMovible.</text:p>
      <text:p text:style-name="P19"><text:s text:c="5"/>*/</text:p>
      <text:p text:style-name="P19"><text:s text:c="4"/>public abstract String nomItemMovible()</text:p>
      <text:p text:style-name="P18"/>
      <text:p text:style-name="P7">Pacman</text:p>
      <text:p text:style-name="P19">/**</text:p>
      <text:p text:style-name="P19"><text:s/>* @author oscar</text:p>
      <text:p text:style-name="P19"><text:s/>* @brief</text:p>
      <text:p text:style-name="P19"><text:s/>* personatge principal controlat per l'usuari a traves d'un dispositiu físic.</text:p>
      <text:p text:style-name="P19"><text:s/>*/</text:p>
      <text:p text:style-name="P18"/>
      <text:p text:style-name="P19"><text:s text:c="4"/>/**</text:p>
      <text:p text:style-name="P19"><text:s text:c="5"/>* @pre inici és una posició valida dins de laberint</text:p>
      <text:p text:style-name="P19"><text:s text:c="5"/>* @post em creat en pacman que juga la partida dins de laberint (en la posició inici) i controlat</text:p>
      <text:p text:style-name="P19"><text:s text:c="5"/>* per controlador.</text:p>
      <text:p text:style-name="P19"><text:s text:c="5"/>*/</text:p>
      <text:p text:style-name="P19"><text:s text:c="4"/>public Pacman(Partida partida, Laberint laberint, IControlador controlador, Punt inici)</text:p>
      <text:p text:style-name="P18"/>
      <text:p text:style-name="P19"><text:s text:c="4"/>/**</text:p>
      <text:p text:style-name="P19"><text:soft-page-break/><text:s text:c="5"/>* @pre --</text:p>
      <text:p text:style-name="P19"><text:s text:c="5"/>* @post si direccioAMoure no surt del tauler llavors serà el proxim moviment</text:p>
      <text:p text:style-name="P19"><text:s text:c="5"/>* que intentarà fer en pacman.</text:p>
      <text:p text:style-name="P19"><text:s text:c="5"/>*/</text:p>
      <text:p text:style-name="P19"><text:s text:c="4"/>public void nouMoviment(EDireccio direccioAMoure)</text:p>
      <text:p text:style-name="P18"/>
      <text:p text:style-name="P7">Partida</text:p>
      <text:p text:style-name="P18"/>
      <text:p text:style-name="P19">/**</text:p>
      <text:p text:style-name="P19"><text:s/>* @author oscar</text:p>
      <text:p text:style-name="P19"><text:s/>* @brief</text:p>
      <text:p text:style-name="P19"><text:s/>* pantalla on hi ha un pacman i un enemic que es van desplaçant per un laberint</text:p>
      <text:p text:style-name="P19"><text:s/>* ple de monedes amb l'objectiu de aconseguir-ne el maxim nombre possible.</text:p>
      <text:p text:style-name="P19"><text:s/>* </text:p>
      <text:p text:style-name="P19"><text:s/>* la partida finalitza quan no queden monedes.</text:p>
      <text:p text:style-name="P19"><text:s/>* </text:p>
      <text:p text:style-name="P19"><text:s/>* @invariant</text:p>
      <text:p text:style-name="P19"><text:s/>* laberint != null, pacman != null, enemic != null i pintadorPartida != null</text:p>
      <text:p text:style-name="P19"><text:s/>*/</text:p>
      <text:p text:style-name="P18"/>
      <text:p text:style-name="P19"><text:s text:c="4"/>/**</text:p>
      <text:p text:style-name="P19"><text:s text:c="5"/>* @pre: fitxer existeix i conté un laberint en format correcte;</text:p>
      <text:p text:style-name="P19"><text:s text:c="5"/>* @post: em carregat una partida a partir del laberint especificat per parametre;</text:p>
      <text:p text:style-name="P19"><text:s text:c="5"/>*/</text:p>
      <text:p text:style-name="P19"><text:s text:c="4"/>public Partida(String fitxer, </text:p>
      <text:p text:style-name="P19"><text:s text:c="20"/>IPintadorPartida pintadorPartida,</text:p>
      <text:p text:style-name="P19"><text:s text:c="20"/>IPintadorLaberint pintadorLaberint,</text:p>
      <text:p text:style-name="P19"><text:s text:c="20"/>IControlador controlador) throws EFormatLaberint</text:p>
      <text:p text:style-name="P18"/>
      <text:p text:style-name="P18"/>
      <text:p text:style-name="P19"><text:s text:c="4"/>/**</text:p>
      <text:p text:style-name="P19"><text:s text:c="5"/>* @pre Utils.Constants.MINIM_COSTAT_LABERINT &lt;= costat i enemic</text:p>
      <text:p text:style-name="P19"><text:s text:c="5"/>* és realment un enemic.</text:p>
      <text:p text:style-name="P19"><text:s text:c="5"/>* @post em creat una partida amb un laberint concret de mida costat</text:p>
      <text:p text:style-name="P19"><text:s text:c="5"/>* amb en pacman a la posició [0, 0] un enemic en la posicio [costat-1, costat-1], </text:p>
      <text:p text:style-name="P19"><text:s text:c="5"/>* amb un pintador per la partida i per el laberint i un controlador per moure</text:p>
      <text:p text:style-name="P19"><text:s text:c="5"/>* an pacman.</text:p>
      <text:p text:style-name="P19"><text:s text:c="5"/>*/</text:p>
      <text:p text:style-name="P19"><text:s text:c="4"/>public Partida(ELaberintsPredefinits laberint,</text:p>
      <text:p text:style-name="P19"><text:s text:c="20"/>int costat, </text:p>
      <text:p text:style-name="P19"><text:s text:c="20"/>EElement enemic, </text:p>
      <text:p text:style-name="P19"><text:s text:c="20"/>IPintadorPartida pintadorPartida,</text:p>
      <text:p text:style-name="P19"><text:s text:c="20"/>IPintadorLaberint pintadorLaberint,</text:p>
      <text:p text:style-name="P19"><text:s text:c="20"/>IControlador controlador)</text:p>
      <text:p text:style-name="P18"/>
      <text:p text:style-name="P19"><text:s text:c="4"/>/**</text:p>
      <text:p text:style-name="P19"><text:s text:c="5"/>* @pre la partida no ha sigut iniciada anteriorment.</text:p>
      <text:p text:style-name="P19"><text:s text:c="5"/>* @post em iniciat la partida juntament amb tots els seus elements.</text:p>
      <text:p text:style-name="P19"><text:s text:c="5"/>*/</text:p>
      <text:p text:style-name="P19"><text:s text:c="4"/>public void iniciarPartida()</text:p>
      <text:p text:style-name="P18"/>
      <text:p text:style-name="P19"><text:s text:c="4"/>/**</text:p>
      <text:p text:style-name="P19"><text:soft-page-break/><text:s text:c="5"/>* @pre la partida està iniciada i no finalitzada.</text:p>
      <text:p text:style-name="P19"><text:s text:c="5"/>* @post em finalitzat la partida amb tots els seus elements.</text:p>
      <text:p text:style-name="P19"><text:s text:c="5"/>*/</text:p>
      <text:p text:style-name="P19"><text:s text:c="4"/>public void finalitzarPartida()</text:p>
      <text:p text:style-name="P18"/>
      <text:p text:style-name="P18"/>
      <text:p text:style-name="P19"><text:s text:c="4"/>/**</text:p>
      <text:p text:style-name="P19"><text:s text:c="5"/>* @pre la partida no ha sigut finalitzada</text:p>
      <text:p text:style-name="P19"><text:s text:c="5"/>* @post em tancat la partida matant al enemic, an pacman i al item (si ni </text:p>
      <text:p text:style-name="P19"><text:s text:c="5"/>* havia en aquest moment).</text:p>
      <text:p text:style-name="P19"><text:s text:c="5"/>*/</text:p>
      <text:p text:style-name="P19"><text:s text:c="4"/>public void tancarPartida()</text:p>
      <text:p text:style-name="P19"/>
      <text:p text:style-name="P19"/>
      <text:p text:style-name="P19"><text:s text:c="4"/>/**</text:p>
      <text:p text:style-name="P19"><text:s text:c="5"/>* @pre el laberint ja no té monedes</text:p>
      <text:p text:style-name="P19"><text:s text:c="5"/>* @post em assignat un guanyador (qui té més punts) i ara toca anar</text:p>
      <text:p text:style-name="P19"><text:s text:c="5"/>* cap la sortida.</text:p>
      <text:p text:style-name="P19"><text:s text:c="5"/>*/</text:p>
      <text:p text:style-name="P19"><text:s text:c="4"/>public void assignarGuanyador()</text:p>
      <text:p text:style-name="P19"/>
      <text:p text:style-name="P19"><text:s text:c="4"/>/**</text:p>
      <text:p text:style-name="P19"><text:s text:c="5"/>* @pre hi ha un item en la partida</text:p>
      <text:p text:style-name="P19"><text:s text:c="5"/>* @post s'ha finalitzat l'item i em retornat que contenia sota seu.</text:p>
      <text:p text:style-name="P19"><text:s text:c="5"/>*/</text:p>
      <text:p text:style-name="P19"><text:s text:c="4"/>public EElement itemCapturat()</text:p>
      <text:p text:style-name="P19"/>
      <text:p text:style-name="P19"><text:s text:c="4"/>/**</text:p>
      <text:p text:style-name="P19"><text:s text:c="5"/>* @pre --</text:p>
      <text:p text:style-name="P19"><text:s text:c="5"/>* @post em assignat un nou item a la partida.</text:p>
      <text:p text:style-name="P19"><text:s text:c="5"/>*/</text:p>
      <text:p text:style-name="P19"><text:s text:c="4"/>public void assignarItemEspecial(Item item)</text:p>
      <text:p text:style-name="P19"/>
      <text:p text:style-name="P19"><text:s text:c="4"/>/**</text:p>
      <text:p text:style-name="P19"><text:s text:c="5"/>* @pre --</text:p>
      <text:p text:style-name="P19"><text:s text:c="5"/>* @post diu si hi ha un item en la partida.</text:p>
      <text:p text:style-name="P19"><text:s text:c="5"/>*/</text:p>
      <text:p text:style-name="P19"><text:s text:c="4"/>public boolean hiHaItemEspecial()</text:p>
      <text:p text:style-name="P19"/>
      <text:p text:style-name="P19"><text:s text:c="4"/>/**</text:p>
      <text:p text:style-name="P19"><text:s text:c="5"/>* @pre --</text:p>
      <text:p text:style-name="P19"><text:s text:c="5"/>* @post em retornat l'imatge de en pacman.</text:p>
      <text:p text:style-name="P19"><text:s text:c="5"/>*/</text:p>
      <text:p text:style-name="P19"><text:s text:c="4"/>public ImageIcon obtenirImatgePacman()</text:p>
      <text:p text:style-name="P19"/>
      <text:p text:style-name="P19"/>
      <text:p text:style-name="P19"><text:s text:c="4"/>/**</text:p>
      <text:p text:style-name="P19"><text:s text:c="5"/>* @pre --</text:p>
      <text:p text:style-name="P19"><text:s text:c="5"/>* @post em retornat l'imatge del fantasma.</text:p>
      <text:p text:style-name="P19"><text:s text:c="5"/>*/</text:p>
      <text:p text:style-name="P19"><text:s text:c="4"/>public ImageIcon obtenirImatgeFantasma()</text:p>
      <text:p text:style-name="P19"/>
      <text:p text:style-name="P19"><text:soft-page-break/><text:s text:c="4"/>/**</text:p>
      <text:p text:style-name="P19"><text:s text:c="5"/>* @pre --</text:p>
      <text:p text:style-name="P19"><text:s text:c="5"/>* @post em retornat el laberint.</text:p>
      <text:p text:style-name="P19"><text:s text:c="5"/>*/</text:p>
      <text:p text:style-name="P19"><text:s text:c="4"/>public Laberint obtenirLaberint()</text:p>
      <text:p text:style-name="P19"/>
      <text:p text:style-name="P19"><text:s text:c="4"/>/**</text:p>
      <text:p text:style-name="P19"><text:s text:c="5"/>* @pre --</text:p>
      <text:p text:style-name="P19"><text:s text:c="5"/>* @post em pintat els punts que té en pacman.</text:p>
      <text:p text:style-name="P19"><text:s text:c="5"/>*/</text:p>
      <text:p text:style-name="P19"><text:s text:c="4"/>public void assignarPuntsPacman(int punts)</text:p>
      <text:p text:style-name="P19"/>
      <text:p text:style-name="P19"><text:s text:c="4"/>/**</text:p>
      <text:p text:style-name="P19"><text:s text:c="5"/>* @pre --</text:p>
      <text:p text:style-name="P19"><text:s text:c="5"/>* @post em pintat els punts que té el fantasma.</text:p>
      <text:p text:style-name="P19"><text:s text:c="5"/>* @param punts </text:p>
      <text:p text:style-name="P19"><text:s text:c="5"/>*/</text:p>
      <text:p text:style-name="P19"><text:s text:c="4"/>public void assignarPuntsEnemic(int punts)</text:p>
      <text:p text:style-name="P19"/>
      <text:p text:style-name="P19"><text:s text:c="4"/>/**</text:p>
      <text:p text:style-name="P19"><text:s text:c="5"/>* @pre --</text:p>
      <text:p text:style-name="P19"><text:s text:c="5"/>* @post em posat a 0 els punts del fantasma i n'hem retornat la quantitat</text:p>
      <text:p text:style-name="P19"><text:s text:c="5"/>* que tenia</text:p>
      <text:p text:style-name="P19"><text:s text:c="5"/>*/</text:p>
      <text:p text:style-name="P19"><text:s text:c="4"/>public synchronized int reiniciarPuntsEnemic()</text:p>
      <text:p text:style-name="P19"/>
      <text:p text:style-name="P19"><text:s text:c="4"/>/**</text:p>
      <text:p text:style-name="P19"><text:s text:c="5"/>* @pre --</text:p>
      <text:p text:style-name="P19"><text:s text:c="5"/>* @post em posat a 0 els punts den pacman i n'hem retornat la quantitat</text:p>
      <text:p text:style-name="P19"><text:s text:c="5"/>* que tenia</text:p>
      <text:p text:style-name="P19"><text:s text:c="5"/>*/</text:p>
      <text:p text:style-name="P19"><text:s text:c="4"/>public int reiniciarPuntsPacman()</text:p>
      <text:p text:style-name="P19"/>
      <text:p text:style-name="P19"><text:s text:c="4"/>/**</text:p>
      <text:p text:style-name="P19"><text:s text:c="5"/>* @pre --</text:p>
      <text:p text:style-name="P19"><text:s text:c="5"/>* @post em pintat el nou item que té en pacman.</text:p>
      <text:p text:style-name="P19"><text:s text:c="5"/>*/</text:p>
      <text:p text:style-name="P19"><text:s text:c="4"/>public void assignarItemAPacman(EElement item)</text:p>
      <text:p text:style-name="P19"/>
      <text:p text:style-name="P19"><text:s text:c="4"/>/**</text:p>
      <text:p text:style-name="P19"><text:s text:c="5"/>* @pre --</text:p>
      <text:p text:style-name="P19"><text:s text:c="5"/>* @post em pintat el nou item que té l'enemic</text:p>
      <text:p text:style-name="P19"><text:s text:c="5"/>*/</text:p>
      <text:p text:style-name="P19"><text:s text:c="4"/>public void assignarItemAEnemic(EElement item)</text:p>
      <text:p text:style-name="P19"/>
      <text:p text:style-name="P19"><text:s text:c="4"/>/**</text:p>
      <text:p text:style-name="P19"><text:s text:c="5"/>* @pre --</text:p>
      <text:p text:style-name="P19"><text:s text:c="5"/>* @post em retornat la posició den pacman dins del laberint.</text:p>
      <text:p text:style-name="P19"><text:s text:c="5"/>*/</text:p>
      <text:p text:style-name="P19"><text:s text:c="4"/>public Punt obtenirPuntPacman()</text:p>
      <text:p text:style-name="P19"/>
      <text:p text:style-name="P19"><text:s text:c="4"/>/**</text:p>
      <text:p text:style-name="P19"><text:soft-page-break/><text:s text:c="5"/>* @pre --</text:p>
      <text:p text:style-name="P19"><text:s text:c="5"/>* @post em retornat la posició del enemic dins del laberint.</text:p>
      <text:p text:style-name="P19"><text:s text:c="5"/>*/</text:p>
      <text:p text:style-name="P19"><text:s text:c="4"/>public Punt obtenirPuntEnemic()</text:p>
      <text:p text:style-name="P19"/>
      <text:p text:style-name="P19"><text:s text:c="4"/>/**</text:p>
      <text:p text:style-name="P19"><text:s text:c="5"/>* @pre --</text:p>
      <text:p text:style-name="P19"><text:s text:c="5"/>* @post em retornat l'estat en que es troba en pacman en aquest moment.</text:p>
      <text:p text:style-name="P19"><text:s text:c="5"/>*/</text:p>
      <text:p text:style-name="P19"><text:s text:c="4"/>public EEstatPersonatge obtenirEstatPacman()</text:p>
      <text:p text:style-name="P19"/>
      <text:p text:style-name="P19"><text:s text:c="4"/>/**</text:p>
      <text:p text:style-name="P19"><text:s text:c="5"/>* @pre --</text:p>
      <text:p text:style-name="P19"><text:s text:c="5"/>* @post em retornat l'item que hi ha a la partida (null si no n'hi ha cap)</text:p>
      <text:p text:style-name="P19"><text:s text:c="5"/>*/</text:p>
      <text:p text:style-name="P19"><text:s text:c="4"/>public Item obtenirItem()</text:p>
      <text:p text:style-name="P19"/>
      <text:p text:style-name="P19"><text:s text:c="4"/>/**</text:p>
      <text:p text:style-name="P19"><text:s text:c="5"/>* @pre --</text:p>
      <text:p text:style-name="P19"><text:s text:c="5"/>* @post em retornat el nombre de punts que porta en pacman.</text:p>
      <text:p text:style-name="P19"><text:s text:c="5"/>*/</text:p>
      <text:p text:style-name="P19"><text:s text:c="4"/>public int obtenirPuntuacioPacman()</text:p>
      <text:p text:style-name="P19"/>
      <text:p text:style-name="P7">Personatge</text:p>
      <text:p text:style-name="P20">/**</text:p>
      <text:p text:style-name="P20"><text:s/>* @author oscar</text:p>
      <text:p text:style-name="P20"><text:s/>* @breif</text:p>
      <text:p text:style-name="P20"><text:s/>* Representació de tot item que juga una partida dins d'un laberint, i que lluita per </text:p>
      <text:p text:style-name="P20"><text:s/>* obtenir el maxim de punts, que pot anar canviant d'estat i que es comporta de forma diferent</text:p>
      <text:p text:style-name="P20"><text:s/>* segons el seu estat.</text:p>
      <text:p text:style-name="P20"><text:s/>* </text:p>
      <text:p text:style-name="P20"><text:s/>* @invariant</text:p>
      <text:p text:style-name="P20"><text:s/>* punts &gt;= 0, 0 &lt;= indexDireccioAnterior &lt;= 4 i imatges és una matriu de 4 files</text:p>
      <text:p text:style-name="P20"><text:s/>* i 2 columnes.</text:p>
      <text:p text:style-name="P20"><text:s/>*/</text:p>
      <text:p text:style-name="P20"/>
      <text:p text:style-name="P20"><text:s text:c="4"/>/**</text:p>
      <text:p text:style-name="P20"><text:s text:c="5"/>* @pre inici és una posició valida dins de laberint.</text:p>
      <text:p text:style-name="P20"><text:s text:c="5"/>* @post personatge que es juga una partida dins de un laberint en la posició inici</text:p>
      <text:p text:style-name="P20"><text:s text:c="5"/>* i que té una imatge de perfil</text:p>
      <text:p text:style-name="P20"><text:s text:c="5"/>*/</text:p>
      <text:p text:style-name="P20"><text:s text:c="4"/>public Personatge(Partida partida, Laberint laberint, ImageIcon imatge, Punt inici)</text:p>
      <text:p text:style-name="P20"/>
      <text:p text:style-name="P20"><text:s text:c="4"/>/**</text:p>
      <text:p text:style-name="P20"><text:s text:c="5"/>* @pre --</text:p>
      <text:p text:style-name="P20"><text:s text:c="5"/>* @post em retornat el nombre de punts que té el personatge.</text:p>
      <text:p text:style-name="P20"><text:s text:c="5"/>*/</text:p>
      <text:p text:style-name="P20"><text:s text:c="4"/>public int obtenirPunts()</text:p>
      <text:p text:style-name="P20"/>
      <text:p text:style-name="P20"><text:s text:c="4"/>/**</text:p>
      <text:p text:style-name="P20"><text:s text:c="5"/>* @pre ja no queden monedes en el laberint.</text:p>
      <text:p text:style-name="P20"><text:s text:c="5"/>* @post em canviat si guanya o perd el personatge.</text:p>
      <text:p text:style-name="P20"><text:soft-page-break/><text:s text:c="5"/>*/</text:p>
      <text:p text:style-name="P20"><text:s text:c="4"/>public void assignarGuanya(boolean guanya)</text:p>
      <text:p text:style-name="P20"/>
      <text:p text:style-name="P20"><text:s text:c="4"/>/**</text:p>
      <text:p text:style-name="P20"><text:s text:c="5"/>* @pre --</text:p>
      <text:p text:style-name="P20"><text:s text:c="5"/>* @post em retornat si el personatge està guanyant.</text:p>
      <text:p text:style-name="P20"><text:s text:c="5"/>* @return </text:p>
      <text:p text:style-name="P20"><text:s text:c="5"/>*/</text:p>
      <text:p text:style-name="P20"><text:s text:c="4"/>public boolean estaGuanyant()</text:p>
      <text:p text:style-name="P20"/>
      <text:p text:style-name="P20"><text:s text:c="4"/>/**</text:p>
      <text:p text:style-name="P20"><text:s text:c="5"/>* @pre --</text:p>
      <text:p text:style-name="P20"><text:s text:c="5"/>* @post em posat a 0 el nombre de punts del personatge i n'hem retornat la</text:p>
      <text:p text:style-name="P20"><text:s text:c="5"/>* quantitat que tenia.</text:p>
      <text:p text:style-name="P20"><text:s text:c="5"/>*/</text:p>
      <text:p text:style-name="P20"><text:s text:c="4"/>public int reiniciarPunts()</text:p>
      <text:p text:style-name="P20"/>
      <text:p text:style-name="P20"/>
      <text:p text:style-name="P7">Punt</text:p>
      <text:p text:style-name="P20">/**</text:p>
      <text:p text:style-name="P20"><text:s/>* @author oscar</text:p>
      <text:p text:style-name="P20"><text:s/>* @brief</text:p>
      <text:p text:style-name="P20"><text:s/>* Representació de un punt 2D format per fila i columna;</text:p>
      <text:p text:style-name="P20"><text:s/>*/</text:p>
      <text:p text:style-name="P18"/>
      <text:p text:style-name="P20"><text:s text:c="4"/>/**</text:p>
      <text:p text:style-name="P20"><text:s text:c="5"/>* @pre: --;</text:p>
      <text:p text:style-name="P20"><text:s text:c="5"/>* @post: definim un punt a traves de les coordenades fila i columna;</text:p>
      <text:p text:style-name="P20"><text:s text:c="5"/>*/</text:p>
      <text:p text:style-name="P20"><text:s text:c="4"/>public Punt(int fila, int columna)</text:p>
      <text:p text:style-name="P18"/>
      <text:p text:style-name="P20"><text:s text:c="4"/>/**</text:p>
      <text:p text:style-name="P20"><text:s text:c="5"/>* @pre: --;</text:p>
      <text:p text:style-name="P20"><text:s text:c="5"/>* @post: em retornat el valor del eix de les absices;</text:p>
      <text:p text:style-name="P20"><text:s text:c="5"/>*/</text:p>
      <text:p text:style-name="P20"><text:s text:c="4"/>public int obtenirColumna()</text:p>
      <text:p text:style-name="P18"/>
      <text:p text:style-name="P20"><text:s text:c="4"/>/**</text:p>
      <text:p text:style-name="P20"><text:s text:c="5"/>* @pre: --;</text:p>
      <text:p text:style-name="P20"><text:s text:c="5"/>* @post: em retornat el valor del eix de les ordenades;</text:p>
      <text:p text:style-name="P20"><text:s text:c="5"/>*/</text:p>
      <text:p text:style-name="P20"><text:s text:c="4"/>public int obtenirFila()</text:p>
      <text:p text:style-name="P18"/>
      <text:p text:style-name="P20"><text:s text:c="4"/>/**</text:p>
      <text:p text:style-name="P20"><text:s text:c="5"/>* @pre: --;</text:p>
      <text:p text:style-name="P20"><text:s text:c="5"/>* @post: retornem el punt obtingut de aplicar un moviment sobre el punt actual;</text:p>
      <text:p text:style-name="P20"><text:s text:c="5"/>*/</text:p>
      <text:p text:style-name="P20"><text:s text:c="4"/>public Punt generarPuntDesplasat(EDireccio moviment)</text:p>
      <text:p text:style-name="P18"/>
      <text:p text:style-name="P20"><text:s text:c="4"/>/**</text:p>
      <text:p text:style-name="P20"><text:s text:c="5"/>* @pre: --;</text:p>
      <text:p text:style-name="P20"><text:s text:c="5"/>* @post: em retornat el QUADRAT de la distancia amb desti;</text:p>
      <text:p text:style-name="P20"><text:soft-page-break/><text:s text:c="5"/>*/</text:p>
      <text:p text:style-name="P20"><text:s text:c="4"/>public int distancia(Punt desti)</text:p>
      <text:p text:style-name="P18"/>
      <text:p text:style-name="P20"><text:s text:c="4"/>/**</text:p>
      <text:p text:style-name="P20"><text:s text:c="5"/>* @pre: --;</text:p>
      <text:p text:style-name="P20"><text:s text:c="5"/>* @post:em donat les 4 posicions del voltant del punt;</text:p>
      <text:p text:style-name="P20"><text:s text:c="5"/>*/</text:p>
      <text:p text:style-name="P20"><text:s text:c="4"/>public Punt[] obtenirPosicionsDelVoltant()</text:p>
      <text:p text:style-name="P18"/>
      <text:p text:style-name="P7">Usuari</text:p>
      <text:p text:style-name="P21">/**</text:p>
      <text:p text:style-name="P21"><text:s/>* @author oscar</text:p>
      <text:p text:style-name="P21"><text:s/>* @brief</text:p>
      <text:p text:style-name="P21"><text:s/>* usuari registrat a l'aplicació que consta de</text:p>
      <text:p text:style-name="P21"><text:s/>* <text:s text:c="5"/>- id -&gt; identificador de la B.D.</text:p>
      <text:p text:style-name="P21"><text:s/>* <text:s text:c="5"/>- nomUsuari -&gt; el nom del usuari</text:p>
      <text:p text:style-name="P21"><text:s/>* <text:s text:c="5"/>- ulImatge -&gt; ruta de l'imatge de perfil.</text:p>
      <text:p text:style-name="P21"><text:s/>* <text:s text:c="5"/>- nivell -&gt; en quin nivell es troba de l'aventura.</text:p>
      <text:p text:style-name="P21"><text:s/>* <text:s text:c="5"/>- dificultat -&gt; dins del nivell per quina dificultat va.</text:p>
      <text:p text:style-name="P21"><text:s/>* <text:s text:c="5"/>- punts -&gt; cumul de punts del usuari per el nivell en que està.</text:p>
      <text:p text:style-name="P21"><text:s/>* </text:p>
      <text:p text:style-name="P21"><text:s/>* @invariant</text:p>
      <text:p text:style-name="P21"><text:s/>* id != null, nomUsuari != null, imatgePerfil != null, punts &gt;= 0</text:p>
      <text:p text:style-name="P21"><text:s/>*/</text:p>
      <text:p text:style-name="P21"/>
      <text:p text:style-name="P21"><text:s text:c="4"/>/**</text:p>
      <text:p text:style-name="P21"><text:s text:c="5"/>* @pre l'urlImage és una ruta valida a una imatge.</text:p>
      <text:p text:style-name="P21"><text:s text:c="5"/>* @post em creat un usuari amb id, nomUsuari, nivell i ruta de l'imatge de perfil.</text:p>
      <text:p text:style-name="P21"><text:s text:c="5"/>*/</text:p>
      <text:p text:style-name="P21"><text:s text:c="4"/>public Usuari(int id, String nomUsuari, int nivell, String urlImatge)</text:p>
      <text:p text:style-name="P21"/>
      <text:p text:style-name="P21"><text:s text:c="4"/>/**</text:p>
      <text:p text:style-name="P21"><text:s text:c="5"/>* @pre --</text:p>
      <text:p text:style-name="P21"><text:s text:c="5"/>* @post em retornat la dificultat dins del nivell en que esta l'usuari.</text:p>
      <text:p text:style-name="P21"><text:s text:c="5"/>*/</text:p>
      <text:p text:style-name="P21"><text:s text:c="4"/>public EDificultat obtenirDificultat()</text:p>
      <text:p text:style-name="P21"/>
      <text:p text:style-name="P21"><text:s text:c="4"/>/**</text:p>
      <text:p text:style-name="P21"><text:s text:c="5"/>* @pre --</text:p>
      <text:p text:style-name="P21"><text:s text:c="5"/>* @post em retornat l'id de l'usuari.</text:p>
      <text:p text:style-name="P21"><text:s text:c="5"/>*/</text:p>
      <text:p text:style-name="P21"><text:s text:c="4"/>public int obtenirId()</text:p>
      <text:p text:style-name="P21"/>
      <text:p text:style-name="P21"><text:s text:c="4"/>/**</text:p>
      <text:p text:style-name="P21"><text:s text:c="5"/>* @pre --</text:p>
      <text:p text:style-name="P21"><text:s text:c="5"/>* @post em retornat el nom de l'usuari.</text:p>
      <text:p text:style-name="P21"><text:s text:c="5"/>*/</text:p>
      <text:p text:style-name="P21"><text:s text:c="4"/>public String obtenirNomUsuari()</text:p>
      <text:p text:style-name="P21"/>
      <text:p text:style-name="P21"><text:s text:c="4"/>/**</text:p>
      <text:p text:style-name="P21"><text:s text:c="5"/>* @pre --</text:p>
      <text:p text:style-name="P21"><text:s text:c="5"/>* @post em retornat el nivell en que està l'usuari</text:p>
      <text:p text:style-name="P21"><text:soft-page-break/><text:s text:c="5"/>*/</text:p>
      <text:p text:style-name="P21"><text:s text:c="4"/>public ENivells obtenirNivell()</text:p>
      <text:p text:style-name="P21"/>
      <text:p text:style-name="P21"><text:s text:c="4"/>/**</text:p>
      <text:p text:style-name="P21"><text:s text:c="5"/>* @pre </text:p>
      <text:p text:style-name="P21"><text:s text:c="5"/>* @return </text:p>
      <text:p text:style-name="P21"><text:s text:c="5"/>*/</text:p>
      <text:p text:style-name="P21"><text:s text:c="4"/>public Icon obtenirImatge()</text:p>
      <text:p text:style-name="P21"/>
      <text:p text:style-name="P21"><text:s text:c="4"/>/**</text:p>
      <text:p text:style-name="P21"><text:s text:c="5"/>* @pre --</text:p>
      <text:p text:style-name="P21"><text:s text:c="5"/>* @post l'usuari va per la seguent dificultat del nivell, si s'ha superat</text:p>
      <text:p text:style-name="P21"><text:s text:c="5"/>* la màxima dificultat per el nivell es va al seguent nivell.</text:p>
      <text:p text:style-name="P21"><text:s text:c="5"/>*/</text:p>
      <text:p text:style-name="P21"><text:s text:c="4"/>public void pantallaSuperada(int pnt)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Moduls Funcionals</text:p>
      <text:p text:style-name="P11"/>
      <text:p text:style-name="P8">BD</text:p>
      <text:p text:style-name="P21">/**</text:p>
      <text:p text:style-name="P21"><text:s/>* @author oscar</text:p>
      <text:p text:style-name="P21"><text:s/>* @brief</text:p>
      <text:p text:style-name="P21"><text:s/>* modul funcional amb les operacions per treballar sobre la B.D. "sqlite"</text:p>
      <text:p text:style-name="P21"><text:s/>* utilitzada en el projecte;</text:p>
      <text:p text:style-name="P21"><text:s/>*/</text:p>
      <text:p text:style-name="P21"/>
      <text:p text:style-name="P21"><text:s text:c="4"/>/**</text:p>
      <text:p text:style-name="P21"><text:s text:c="5"/>* @pre --;</text:p>
      <text:p text:style-name="P21"><text:s text:c="5"/>* @post s'ha registrat un nou usuari a la B.D. i retorna si l'operació s'ha realitzat correctament;</text:p>
      <text:p text:style-name="P21"><text:s text:c="5"/>*/</text:p>
      <text:p text:style-name="P21"><text:s text:c="4"/>public static boolean afegirUsuari(String user, String password, String rutaImatge)</text:p>
      <text:p text:style-name="P21"/>
      <text:p text:style-name="P21"><text:s text:c="4"/>/**</text:p>
      <text:p text:style-name="P21"><text:s text:c="5"/>* @pre topN &gt; 0;</text:p>
      <text:p text:style-name="P21"><text:s text:c="5"/>* @post em retornat el conjunt de usuaris que conformen el topN per ordre segons el nombre de punts;</text:p>
      <text:p text:style-name="P21"><text:s text:c="5"/>*/</text:p>
      <text:p text:style-name="P21"><text:s text:c="4"/>public static Usuari[] obtenirRanking(int topN)</text:p>
      <text:p text:style-name="P21"/>
      <text:p text:style-name="P21"><text:s text:c="4"/>/**</text:p>
      <text:p text:style-name="P21"><text:s text:c="5"/>* @pre --;</text:p>
      <text:p text:style-name="P21"><text:s text:c="5"/>* @post diu si està o no registrat usuari;</text:p>
      <text:p text:style-name="P21"><text:s text:c="5"/>*/</text:p>
      <text:p text:style-name="P21"><text:s text:c="4"/>public static boolean existeixUsuari(String usuari)</text:p>
      <text:p text:style-name="P21"/>
      <text:p text:style-name="P21"><text:s text:c="4"/>/**</text:p>
      <text:p text:style-name="P21"><text:s text:c="5"/>* @pre nivell &gt; 0 usuId valid i punts &gt; 0</text:p>
      <text:p text:style-name="P21"><text:s text:c="5"/>* @post s'ha registrat el nou nivell superat per l'usuari amb usuId;</text:p>
      <text:p text:style-name="P21"><text:s text:c="5"/>*/</text:p>
      <text:p text:style-name="P21"><text:s text:c="4"/>public static void nivellSuperat(int nivell, int usuId, int punts)</text:p>
      <text:p text:style-name="P21"/>
      <text:p text:style-name="P21"><text:s text:c="4"/>/**</text:p>
      <text:p text:style-name="P21"><text:s text:c="5"/>* @pre --;</text:p>
      <text:p text:style-name="P21"><text:s text:c="5"/>* @post si existeix l'usuari i el password és correcte es retorna la seva</text:p>
      <text:p text:style-name="P21"><text:s text:c="5"/>* representació en forma d'objecte altrament es retorna null;</text:p>
      <text:p text:style-name="P21"><text:s text:c="5"/>**/</text:p>
      <text:p text:style-name="P21"><text:s text:c="4"/>public static Usuari obtenirUsuari(String user, String password)</text:p>
      <text:p text:style-name="P21"/>
      <text:p text:style-name="P21"><text:s text:c="4"/>/**</text:p>
      <text:p text:style-name="P21"><text:s text:c="5"/>* @pre --;</text:p>
      <text:p text:style-name="P21"><text:s text:c="5"/>* @post diu si existeix el fitxer "sqlite" de la Base de dades;</text:p>
      <text:p text:style-name="P21"><text:s text:c="5"/>*/</text:p>
      <text:p text:style-name="P21"><text:s text:c="4"/>public static boolean existeixBaseDeDades()</text:p>
      <text:p text:style-name="P21"/>
      <text:p text:style-name="P21"><text:s text:c="4"/>/**</text:p>
      <text:p text:style-name="P21"><text:soft-page-break/><text:s text:c="5"/>* @pre usuari està registrat en el sistema;</text:p>
      <text:p text:style-name="P21"><text:s text:c="5"/>* @post s'ha retornat un array amb el conjunt de nivells superats on </text:p>
      <text:p text:style-name="P21"><text:s text:c="5"/>* l'index correspon al nivell i el contingut als punts.</text:p>
      <text:p text:style-name="P21"><text:s text:c="5"/>* </text:p>
      <text:p text:style-name="P21"><text:s text:c="5"/>* nivell[5] -&gt; 4000 vol dir que del nivell 5 s'han fet 4000 punts</text:p>
      <text:p text:style-name="P21"><text:s text:c="5"/>* </text:p>
      <text:p text:style-name="P21"><text:s text:c="5"/>* En cas de haver un problema amb la B.D. es retorna null;</text:p>
      <text:p text:style-name="P21"><text:s text:c="5"/>*/</text:p>
      <text:p text:style-name="P21"><text:s text:c="4"/>public static int [] obtenirHistoricPuntsUsuari(Usuari usuari)</text:p>
      <text:p text:style-name="P21"/>
      <text:p text:style-name="P8">Utils</text:p>
      <text:p text:style-name="P21">/**</text:p>
      <text:p text:style-name="P21"><text:s/>* @author oscar</text:p>
      <text:p text:style-name="P21"><text:s/>* @brief</text:p>
      <text:p text:style-name="P21"><text:s/>* Modul funcional amb un conjunt d'operacions que s'utilitzen</text:p>
      <text:p text:style-name="P21"><text:s/>* a nivell de tota l'aplicació</text:p>
      <text:p text:style-name="P21"><text:s/>*/</text:p>
      <text:p text:style-name="P21"/>
      <text:p text:style-name="P21"><text:s text:c="4"/>/**</text:p>
      <text:p text:style-name="P21"><text:s text:c="5"/>* @pre max &gt; 0</text:p>
      <text:p text:style-name="P21"><text:s text:c="5"/>* @post es retorna un valor pseudoaleatori dins del rang [0, max)</text:p>
      <text:p text:style-name="P21"><text:s text:c="5"/>*/</text:p>
      <text:p text:style-name="P21"><text:s text:c="4"/>public static int obtenirValorAleatori(int max)</text:p>
      <text:p text:style-name="P21"/>
      <text:p text:style-name="P21"><text:s text:c="4"/>/**</text:p>
      <text:p text:style-name="P21"><text:s text:c="5"/>* @pre cadena no és null;</text:p>
      <text:p text:style-name="P21"><text:s text:c="5"/>* @post em retornat la cadena codificada;</text:p>
      <text:p text:style-name="P21"><text:s text:c="5"/>*/</text:p>
      <text:p text:style-name="P21"><text:s text:c="4"/>public static String codificarCadena(String cadena)</text:p>
      <text:p text:style-name="P21"/>
      <text:p text:style-name="P21"><text:s text:c="4"/>/**</text:p>
      <text:p text:style-name="P21"><text:s text:c="5"/>* @pre --;</text:p>
      <text:p text:style-name="P21"><text:s text:c="5"/>* @post em retornat l'hora del sistema en format HH:MI:ss</text:p>
      <text:p text:style-name="P21"><text:s text:c="5"/>*/</text:p>
      <text:p text:style-name="P21"><text:s text:c="4"/>public static String obtenirHoraSistema()</text:p>
      <text:p text:style-name="P21"/>
      <text:p text:style-name="P21"><text:s text:c="4"/>/**</text:p>
      <text:p text:style-name="P21"><text:s text:c="5"/>* @pre --;</text:p>
      <text:p text:style-name="P21"><text:s text:c="5"/>* @post em retornat moment en format HH:MI:ss</text:p>
      <text:p text:style-name="P21"><text:s text:c="5"/>*/</text:p>
      <text:p text:style-name="P21"><text:s text:c="4"/>public static String obtenirMomentEnFormatHoraMinutsSegons(final long moment)</text:p>
      <text:p text:style-name="P21"/>
      <text:p text:style-name="P21"><text:s text:c="4"/>/**</text:p>
      <text:p text:style-name="P21"><text:s text:c="5"/>* @pre px &gt; 0;</text:p>
      <text:p text:style-name="P21"><text:s text:c="5"/>* @post em retornat l'imatge redimensionada a px x px</text:p>
      <text:p text:style-name="P21"><text:s text:c="5"/>*/</text:p>
      <text:p text:style-name="P21"><text:s text:c="4"/>public static Image redimensionarImatge(ImageIcon imatge, int px)</text:p>
      <text:p text:style-name="P21"/>
      <text:p text:style-name="P21"><text:s text:c="4"/>/**</text:p>
      <text:p text:style-name="P21"><text:s text:c="5"/>* @pre originalImage és un buffer de una imatge valida.</text:p>
      <text:p text:style-name="P21"><text:s text:c="5"/>* @post em retornat un buffer amb l'imatge redimensionada.</text:p>
      <text:p text:style-name="P21"><text:s text:c="5"/>*/</text:p>
      <text:p text:style-name="P21"><text:soft-page-break/><text:s text:c="4"/>public static BufferedImage redimensionarImatge(BufferedImage originalImage,</text:p>
      <text:p text:style-name="P21"><text:s text:c="56"/>int tipus, </text:p>
      <text:p text:style-name="P21"><text:s text:c="56"/>int amplada, </text:p>
      <text:p text:style-name="P21"><text:s text:c="56"/>int altura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9:55:00.479255465</meta:creation-date>
    <meta:editing-duration>PT3M4S</meta:editing-duration>
    <meta:editing-cycles>3</meta:editing-cycles>
    <meta:generator>LibreOffice/4.3.3.2$Linux_X86_64 LibreOffice_project/430m0$Build-2</meta:generator>
    <dc:date>2015-05-31T19:58:03.654836897</dc:date>
    <meta:document-statistic meta:table-count="0" meta:image-count="0" meta:object-count="0" meta:page-count="38" meta:paragraph-count="1544" meta:word-count="7476" meta:character-count="49105" meta:non-whitespace-character-count="37188"/>
  </office:meta>
</office:document-meta>
</file>